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974cm"/>
    </style:style>
    <style:style style:name="co6" style:family="table-column">
      <style:table-column-properties fo:break-before="auto" style:column-width="3.279cm"/>
    </style:style>
    <style:style style:name="co7" style:family="table-column">
      <style:table-column-properties fo:break-before="auto" style:column-width="3.611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3.1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  <style:style style:name="gr2" style:family="graphic">
      <style:graphic-properties draw:fill="solid" draw:fill-color="#ffff99" fo:min-height="1.348cm"/>
    </style:style>
    <style:style style:name="gr3" style:family="graphic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1" style:family="paragraph"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2"/>
          <table:table-cell table:style-name="ce1" office:value-type="date" office:date-value="2008-04-11">
            <text:p>4月11日</text:p>
          </table:table-cell>
          <table:table-cell office:value-type="string">
            <text:p>4/12 REFER_FREE OPT</text:p>
          </table:table-cell>
          <table:table-cell office:value-type="string">
            <text:p>4/12 CONST OPT</text:p>
          </table:table-cell>
          <table:table-cell office:value-type="string">
            <text:p>4/13 SP OPT</text:p>
          </table:table-cell>
          <table:table-cell office:value-type="string">
            <text:p>4/14 PC OP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b</text:p>
          </table:table-cell>
          <table:table-cell office:value-type="float" office:value="91">
            <text:p>91</text:p>
          </table:table-cell>
          <table:table-cell table:number-columns-repeated="2" office:value-type="float" office:value="90">
            <text:p>90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table:number-columns-repeated="3"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case</text:p>
          </table:table-cell>
          <table:table-cell office:value-type="float" office:value="417">
            <text:p>417</text:p>
          </table:table-cell>
          <table:table-cell office:value-type="float" office:value="421">
            <text:p>421</text:p>
          </table:table-cell>
          <table:table-cell office:value-type="float" office:value="405">
            <text:p>405</text:p>
          </table:table-cell>
          <table:table-cell office:value-type="float" office:value="382">
            <text:p>382</text:p>
          </table:table-cell>
          <table:table-cell office:value-type="float" office:value="371">
            <text:p>371</text:p>
          </table:table-cell>
          <table:table-cell office:value-type="float" office:value="197">
            <text:p>197</text:p>
          </table:table-cell>
          <table:table-cell office:value-type="float" office:value="141">
            <text:p>141</text:p>
          </table:table-cell>
          <table:table-cell office:value-type="float" office:value="173">
            <text:p>173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/>
          <table:table-cell office:value-type="string">
            <text:p>let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40">
            <text:p>40</text:p>
          </table:table-cell>
          <table:table-cell table:number-columns-repeated="3"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tak</text:p>
          </table:table-cell>
          <table:table-cell table:number-columns-repeated="4"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table:number-columns-repeated="3"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decode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>
            <draw:frame table:end-cell-address="表1.D24" table:end-x="1.218cm" table:end-y="0.2cm" draw:z-index="0" draw:style-name="gr1" svg:width="5.991cm" svg:height="6cm" svg:x="2.001cm" svg:y="0.154cm">
              <draw:object draw:notify-on-update-of-ranges="表1.C4:表1.J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>
            <draw:caption draw:z-index="8" draw:style-name="gr2" draw:text-style-name="P1" svg:width="2.268cm" svg:height="1.348cm" svg:x="1.114cm" svg:y="0.256cm" draw:caption-point-x="-1.114cm" draw:caption-point-y="1.412cm">
              <text:p><text:span text:style-name="T1">スタックポインタを</text:span><text:span text:style-name="T1">Objct</text:span><text:span text:style-name="T1">ポインタにした。</text:span><text:span text:style-name="T1">4/13</text:span></text:p>
            </draw:caption>
          </table:table-cell>
          <table:table-cell>
            <draw:frame table:end-cell-address="表1.F24" table:end-x="0.253cm" table:end-y="0.2cm" draw:z-index="1" draw:style-name="gr1" svg:width="5.991cm" svg:height="6cm" svg:x="1.226cm" svg:y="0.154cm">
              <draw:object draw:notify-on-update-of-ranges="表1.C5:表1.J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>
            <draw:frame table:end-cell-address="表1.H24" table:end-x="1.737cm" table:end-y="0.2cm" draw:z-index="2" draw:style-name="gr1" svg:width="5.991cm" svg:height="6cm" svg:x="0.262cm" svg:y="0.154cm">
              <draw:object draw:notify-on-update-of-ranges="表1.C6:表1.J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>
            <draw:frame table:end-cell-address="表1.K24" table:end-x="0.963cm" table:end-y="0.2cm" draw:z-index="3" draw:style-name="gr1" svg:width="5.991cm" svg:height="6cm" svg:x="1.747cm" svg:y="0.154cm">
              <draw:object draw:notify-on-update-of-ranges="表1.C7:表1.J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>
            <draw:line table:end-cell-address="表1.K13" table:end-x="0.56cm" table:end-y="0.26cm" draw:z-index="7" draw:style-name="gr3" draw:text-style-name="P2" svg:x1="0.138cm" svg:y1="0.253cm" svg:x2="5.077cm" svg:y2="0.26cm">
              <text:p/>
            </draw:line>
          </table:table-cell>
          <table:table-cell table:number-columns-repeated="2"/>
        </table:table-row>
        <table:table-row table:style-name="ro1">
          <table:table-cell/>
          <table:table-cell>
            <draw:caption draw:z-index="9" draw:style-name="gr2" draw:text-style-name="P1" svg:width="2.268cm" svg:height="1.642cm" svg:x="1.077cm" svg:y="1.558cm" draw:caption-point-x="1.952cm" draw:caption-point-y="-1.304cm">
              <text:p><text:span text:style-name="T1">PC</text:span><text:span text:style-name="T1">をオブジェクトポインタにした</text:span></text:p>
              <text:p>4/13</text:p>
              <text:p/>
            </draw:caption>
          </table:table-cell>
          <table:table-cell table:number-columns-repeated="9"/>
        </table:table-row>
        <table:table-row table:style-name="ro1">
          <table:table-cell table:number-columns-repeated="3"/>
          <table:table-cell>
            <draw:caption draw:z-index="10" draw:style-name="gr2" draw:text-style-name="P1" svg:width="2.268cm" svg:height="1.348cm" svg:x="2.871cm" svg:y="1.706cm" draw:caption-point-x="2.09cm" draw:caption-point-y="-1.543cm">
              <text:p><text:span text:style-name="T1">val()</text:span><text:span text:style-name="T1">をインライン</text:span></text:p>
              <text:p>4/13</text:p>
            </draw:caption>
          </table:table-cell>
          <table:table-cell table:number-columns-repeated="7"/>
        </table:table-row>
        <table:table-row table:style-name="ro1">
          <table:table-cell/>
          <table:table-cell>
            <draw:line table:end-cell-address="表1.D16" table:end-x="0.875cm" table:end-y="0.077cm" draw:z-index="4" draw:style-name="gr3" draw:text-style-name="P2" svg:x1="0.625cm" svg:y1="0.063cm" svg:x2="5.391cm" svg:y2="0.077cm">
              <text:p/>
            </draw:line>
          </table:table-cell>
          <table:table-cell/>
          <table:table-cell>
            <draw:line table:end-cell-address="表1.E16" table:end-x="3.68cm" table:end-y="0.209cm" draw:z-index="5" draw:style-name="gr3" draw:text-style-name="P2" svg:x1="2.007cm" svg:y1="0.209cm" svg:x2="6.885cm" svg:y2="0.183cm">
              <text:p/>
            </draw:line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>
            <draw:caption draw:z-index="11" draw:style-name="gr2" draw:text-style-name="P1" svg:width="2.268cm" svg:height="1.348cm" svg:x="0.953cm" svg:y="1.044cm" draw:caption-point-x="3.903cm" draw:caption-point-y="-0.72cm">
              <text:p><text:span text:style-name="T1">命令列長チェック廃止 </text:span><text:span text:style-name="T1">4/14</text:span></text:p>
            </draw:caption>
          </table:table-cell>
          <table:table-cell table:number-columns-repeated="5"/>
        </table:table-row>
        <table:table-row table:style-name="ro1">
          <table:table-cell table:number-columns-repeated="4"/>
          <table:table-cell>
            <draw:caption draw:z-index="12" draw:style-name="gr2" draw:text-style-name="P1" svg:width="2.268cm" svg:height="1.348cm" svg:x="0cm" svg:y="3.39cm" draw:caption-point-x="3.401cm" draw:caption-point-y="-3.277cm">
              <text:p><text:span text:style-name="T1">case </text:span><text:span text:style-name="T1">を</text:span><text:span text:style-name="T1">eq? </text:span><text:span text:style-name="T1">から </text:span><text:span text:style-name="T1">eqv? </text:span><text:span text:style-name="T1">へ </text:span><text:span text:style-name="T1">4/16</text:span></text:p>
            </draw:caption>
          </table:table-cell>
          <table:table-cell>
            <draw:line table:end-cell-address="表1.H19" table:end-x="1.371cm" table:end-y="0.225cm" draw:z-index="6" draw:style-name="gr3" draw:text-style-name="P2" svg:x1="0.914cm" svg:y1="0.225cm" svg:x2="5.887cm" svg:y2="0.211cm">
              <text:p/>
            </draw:line>
          </table:table-cell>
          <table:table-cell table:number-columns-repeated="5"/>
        </table:table-row>
      </table:table>
      <table:table table:name="表2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r1234</text:p>
          </table:table-cell>
          <table:table-cell office:value-type="string">
            <text:p>r1235</text:p>
          </table:table-cell>
          <table:table-cell office:value-type="string">
            <text:p>r1236</text:p>
          </table:table-cell>
          <table:table-cell/>
        </table:table-row>
        <table:table-row table:style-name="ro1">
          <table:table-cell/>
          <table:table-cell office:value-type="string">
            <text:p>Mona Scheme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>
            <draw:frame table:end-cell-address="表2.I21" table:end-x="1.327cm" table:end-y="0.296cm" draw:z-index="0" draw:style-name="gr1" svg:width="7.999cm" svg:height="6.149cm" svg:x="0.102cm" svg:y="0.1cm">
              <draw:object draw:notify-on-update-of-ranges="表2.C4:表2.E4 表2.B5:表2.B5 表2.C5:表2.E5 表2.B10:表2.B10 表2.C10:表2.E10 表2.B6:表2.B6 表2.C6:表2.E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3" office:value-type="float" office:value="100">
            <text:p>100</text:p>
          </table:table-cell>
          <table:table-cell/>
        </table:table-row>
        <table:table-row table:style-name="ro1" table:visibility="collapse">
          <table:table-cell table:number-columns-repeated="2"/>
          <table:table-cell office:value-type="float" office:value="1000000">
            <text:p>1000000</text:p>
          </table:table-cell>
          <table:table-cell office:value-type="float" office:value="900000">
            <text:p>900000</text:p>
          </table:table-cell>
          <table:table-cell office:value-type="float" office:value="700000">
            <text:p>700000</text:p>
          </table:table-cell>
          <table:table-cell/>
        </table:table-row>
        <table:table-row table:style-name="ro1" table:visibility="collapse">
          <table:table-cell table:number-columns-repeated="6"/>
        </table:table-row>
        <table:table-row table:style-name="ro1">
          <table:table-cell/>
          <table:table-cell table:number-columns-repeated="2" office:value-type="float" office:value="10000">
            <text:p>10000</text:p>
          </table:table-cell>
          <table:table-cell office:value-type="float" office:value="9000">
            <text:p>9000</text:p>
          </table:table-cell>
          <table:table-cell office:value-type="float" office:value="7500">
            <text:p>7500</text:p>
          </table:table-cell>
          <table:table-cell/>
        </table:table-row>
        <table:table-row table:style-name="ro1">
          <table:table-cell/>
          <table:table-cell office:value-type="string">
            <text:p>instruction count</text:p>
          </table:table-cell>
          <table:table-cell table:formula="oooc:=[.C9]/[.$B$9]*[.$C$5]" office:value-type="float" office:value="300">
            <text:p>300</text:p>
          </table:table-cell>
          <table:table-cell table:formula="oooc:=[.D9]/[.$B$9]*[.$C$5]" office:value-type="float" office:value="270">
            <text:p>270</text:p>
          </table:table-cell>
          <table:table-cell table:formula="oooc:=[.E9]/[.$B$9]*[.$C$5]" office:value-type="float" office:value="225">
            <text:p>225</text:p>
          </table:table-cell>
          <table:table-cell/>
        </table:table-row>
      </table:table>
      <table:table table:name="表5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>
            <draw:frame table:end-cell-address="表5.D17" table:end-x="2.226cm" table:end-y="0.196cm" draw:z-index="0" draw:style-name="gr1" svg:width="9cm" svg:height="7cm" svg:x="0cm" svg:y="0cm">
              <draw:object draw:notify-on-update-of-ranges="表4.C2:表4.T2 表4.B3:表4.B3 表4.C3:表4.T3 表4.B4:表4.B4 表4.C4:表4.T4 表4.B5:表4.B5 表4.C5:表4.T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  <table:table-cell>
            <draw:frame table:end-cell-address="表5.H17" table:end-x="2.194cm" table:end-y="0.196cm" draw:z-index="1" draw:style-name="gr1" svg:width="9cm" svg:height="7cm" svg:x="2.226cm" svg:y="0cm">
              <draw:object draw:notify-on-update-of-ranges="表4.C2:表4.T2 表4.B8:表4.B8 表4.C8:表4.T8 表4.B9:表4.B9 表4.C9:表4.T9 表4.B10:表4.B10 表4.C10:表4.T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3"/>
          <table:table-cell>
            <draw:frame table:end-cell-address="表5.L17" table:end-x="2.161cm" table:end-y="0.196cm" draw:z-index="2" draw:style-name="gr1" svg:width="9cm" svg:height="7cm" svg:x="2.194cm" svg:y="0cm">
              <draw:object draw:notify-on-update-of-ranges="表4.C2:表4.T2 表4.B13:表4.B13 表4.C13:表4.T13 表4.B14:表4.B14 表4.C14:表4.T14 表4.B15:表4.B15 表4.C15:表4.T1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1" table:number-rows-repeated="15">
          <table:table-cell table:number-columns-repeated="8"/>
        </table:table-row>
        <table:table-row table:style-name="ro1">
          <table:table-cell>
            <draw:frame table:end-cell-address="表5.D33" table:end-x="2.226cm" table:end-y="0.392cm" draw:z-index="3" draw:style-name="gr1" svg:width="9cm" svg:height="7cm" svg:x="0cm" svg:y="0.196cm">
              <draw:object draw:notify-on-update-of-ranges="表4.C2:表4.T2 表4.B18:表4.B18 表4.C18:表4.T18 表4.B19:表4.B19 表4.C19:表4.T19 表4.B5:表4.B5 表4.C20:表4.T2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  <table:table-cell>
            <draw:frame table:end-cell-address="表5.H33" table:end-x="2.194cm" table:end-y="0.392cm" draw:z-index="5" draw:style-name="gr1" svg:width="9cm" svg:height="7cm" svg:x="2.226cm" svg:y="0.196cm">
              <draw:object draw:notify-on-update-of-ranges="表4.C2:表4.T2 表4.B28:表4.B28 表4.C28:表4.T28 表4.B14:表4.B14 表4.C29:表4.T29 表4.B30:表4.B30 表4.C30:表4.T3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3"/>
          <table:table-cell>
            <draw:frame table:end-cell-address="表5.L33" table:end-x="2.161cm" table:end-y="0.392cm" draw:z-index="6" draw:style-name="gr1" svg:width="9cm" svg:height="7cm" svg:x="2.194cm" svg:y="0.196cm">
              <draw:object draw:notify-on-update-of-ranges="表4.C2:表4.T2 表4.B23:表4.B23 表4.C33:表4.T33 表4.B19:表4.B19 表4.C34:表4.T34 表4.B5:表4.B5 表4.C35:表4.T3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</table:table-row>
        <table:table-row table:style-name="ro1" table:number-rows-repeated="15">
          <table:table-cell table:number-columns-repeated="8"/>
        </table:table-row>
        <table:table-row table:style-name="ro1">
          <table:table-cell>
            <draw:frame table:end-cell-address="表5.D50" table:end-x="2.226cm" table:end-y="0.162cm" draw:z-index="7" draw:style-name="gr1" svg:width="9cm" svg:height="7cm" svg:x="0cm" svg:y="0.392cm">
              <draw:object draw:notify-on-update-of-ranges="表4.C2:表4.T2 表4.B23:表4.B23 表4.C38:表4.T38 表4.B9:表4.B9 表4.C39:表4.T39 表4.B25:表4.B25 表4.C40:表4.T40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2"/>
          <table:table-cell>
            <draw:frame table:end-cell-address="表5.H50" table:end-x="2.185cm" table:end-y="0.151cm" draw:z-index="8" draw:style-name="gr1" svg:width="8.991cm" svg:height="6.989cm" svg:x="2.226cm" svg:y="0.392cm">
              <draw:object draw:notify-on-update-of-ranges="表4.C2:表4.T2 表4.B28:表4.B28 表4.C43:表4.T43 表4.B14:表4.B14 表4.C44:表4.T44 表4.B30:表4.B30 表4.C45:表4.T4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60">
          <table:table-cell table:number-columns-repeated="8"/>
        </table:table-row>
        <table:table-row table:style-name="ro1">
          <table:table-cell>
            <draw:frame table:end-cell-address="表5.D111" table:end-x="0.419cm" table:end-y="0.088cm" draw:z-index="4" draw:style-name="gr1" svg:width="5.8cm" svg:height="7.035cm" svg:x="1.393cm" svg:y="0.283cm">
              <draw:object draw:notify-on-update-of-ranges="表4.C2:表4.T2 表4.B23:表4.B23 表4.C23:表4.T23 表4.B9:表4.B9 表4.C24:表4.T24 表4.B25:表4.B25 表4.C25:表4.T2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7"/>
        </table:table-row>
      </table:table>
      <table:table table:name="表4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number-columns-repeated="11" table:default-cell-style-name="Default"/>
        <table:table-row table:style-name="ro3">
          <table:table-cell table:number-columns-repeated="3"/>
          <table:table-cell office:value-type="string">
            <text:p>REFER_LOCAL_1</text:p>
            <text:p>_PUSH</text:p>
          </table:table-cell>
          <table:table-cell office:value-type="string">
            <text:p>REFER_LOCAL_0</text:p>
            <text:p>_PUSH</text:p>
          </table:table-cell>
          <table:table-cell office:value-type="string">
            <text:p>REFER_LOCAL0</text:p>
            <text:p>_PUSH_CONSTANT</text:p>
          </table:table-cell>
          <table:table-cell office:value-type="string">
            <text:p>REFER_LOCAL1</text:p>
            <text:p>_PUSH_CONSTANT</text:p>
          </table:table-cell>
          <table:table-cell office:value-type="string">
            <text:p>REFER_LOCAL0</text:p>
          </table:table-cell>
          <table:table-cell office:value-type="string">
            <text:p>NUMBER_SUB</text:p>
            <text:p>PUSH</text:p>
          </table:table-cell>
          <table:table-cell office:value-type="string">
            <text:p>PUSH_ENTER</text:p>
          </table:table-cell>
          <table:table-cell office:value-type="string">
            <text:p>コンパイラも</text:p>
            <text:p>合成命令</text:p>
          </table:table-cell>
          <table:table-cell office:value-type="string">
            <text:p>CONSTANT</text:p>
            <text:p>PUSH</text:p>
          </table:table-cell>
          <table:table-cell office:value-type="string">
            <text:p>REFER_FREE0</text:p>
            <text:p>REFER_FREE1</text:p>
            <text:p>REFER_FREE”</text:p>
          </table:table-cell>
          <table:table-cell office:value-type="string">
            <text:p>REFER_LOCAL1</text:p>
          </table:table-cell>
          <table:table-cell office:value-type="string">
            <text:p>APPLY1</text:p>
          </table:table-cell>
          <table:table-cell office:value-type="string">
            <text:p>LEAVE1</text:p>
          </table:table-cell>
          <table:table-cell office:value-type="string">
            <text:p>NUMBER_LE_TEST</text:p>
            <text:p>NUMBER_ADD</text:p>
            <text:p>RETURN1</text:p>
            <text:p>REFER_LOCAL</text:p>
            <text:p>REFER_LOCAL0_EQV_TEST</text:p>
            <text:p>PUSH_CONSTANT</text:p>
            <text:p>REFER_FREE2_PUSH</text:p>
            <text:p>REFER_FREE3</text:p>
            <text:p>REFER_LOCAL3</text:p>
            <text:p>CAR_PUSH</text:p>
            <text:p>CDR_PUSH</text:p>
            <text:p>REFER_FREE0_INDIRECT</text:p>
            <text:p>REFER_LOCAL2_PUSH</text:p>
            <text:p>SHIFT_CALL</text:p>
            <text:p>NOT_TEST</text:p>
            <text:p>CALL_3</text:p>
            <text:p>REFER_FREE1_INDIRECT</text:p>
            <text:p/>
          </table:table-cell>
          <table:table-cell office:value-type="string">
            <text:p>and</text:p>
            <text:p>or</text:p>
          </table:table-cell>
          <table:table-cell office:value-type="string">
            <text:p>Direct Threaded</text:p>
            <text:p>+ REFER_GLOBAL</text:p>
            <text:p>top level特別扱い</text:p>
          </table:table-cell>
        </table:table-row>
        <table:table-row table:style-name="ro1">
          <table:table-cell/>
          <table:table-cell office:value-type="string">
            <text:p>fib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Mona</text:p>
          </table:table-cell>
          <table:table-cell office:value-type="float" office:value="0.35">
            <text:p>0.35</text:p>
          </table:table-cell>
          <table:table-cell office:value-type="float" office:value="0.39">
            <text:p>0.39</text:p>
          </table:table-cell>
          <table:table-cell office:value-type="float" office:value="0.37">
            <text:p>0.37</text:p>
          </table:table-cell>
          <table:table-cell office:value-type="float" office:value="0.3">
            <text:p>0.3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34">
            <text:p>0.34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9">
            <text:p>0.29</text:p>
          </table:table-cell>
          <table:table-cell office:value-type="float" office:value="0.28">
            <text:p>0.28</text:p>
          </table:table-cell>
          <table:table-cell office:value-type="float" office:value="0.27">
            <text:p>0.27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17" office:value-type="float" office:value="0.21">
            <text:p>0.21</text:p>
          </table:table-cell>
        </table:table-row>
        <table:table-row table:style-name="ro2">
          <table:table-cell/>
          <table:table-cell office:value-type="string">
            <text:p>Instruction count</text:p>
          </table:table-cell>
          <table:table-cell table:style-name="ce2" office:value-type="float" office:value="43180169">
            <text:p>43180169</text:p>
          </table:table-cell>
          <table:table-cell office:value-type="float" office:value="43183072">
            <text:p>43183072</text:p>
          </table:table-cell>
          <table:table-cell office:value-type="float" office:value="37798147">
            <text:p>37798147</text:p>
          </table:table-cell>
          <table:table-cell office:value-type="float" office:value="32412172">
            <text:p>32412172</text:p>
          </table:table-cell>
          <table:table-cell office:value-type="float" office:value="32412697">
            <text:p>32412697</text:p>
          </table:table-cell>
          <table:table-cell office:value-type="float" office:value="32412658">
            <text:p>32412658</text:p>
          </table:table-cell>
          <table:table-cell office:value-type="float" office:value="29720285">
            <text:p>29720285</text:p>
          </table:table-cell>
          <table:table-cell office:value-type="float" office:value="29720884">
            <text:p>29720884</text:p>
          </table:table-cell>
          <table:table-cell office:value-type="float" office:value="29714263">
            <text:p>29714263</text:p>
          </table:table-cell>
          <table:table-cell office:value-type="float" office:value="29711724">
            <text:p>29711724</text:p>
          </table:table-cell>
          <table:table-cell office:value-type="float" office:value="29711131">
            <text:p>29711131</text:p>
          </table:table-cell>
          <table:table-cell office:value-type="float" office:value="29711135">
            <text:p>29711135</text:p>
          </table:table-cell>
          <table:table-cell office:value-type="float" office:value="29712394">
            <text:p>29712394</text:p>
          </table:table-cell>
          <table:table-cell office:value-type="float" office:value="29712955">
            <text:p>29712955</text:p>
          </table:table-cell>
          <table:table-cell office:value-type="float" office:value="22974407">
            <text:p>22974407</text:p>
          </table:table-cell>
          <table:table-cell office:value-type="float" office:value="22971028">
            <text:p>22971028</text:p>
          </table:table-cell>
          <table:table-cell office:value-type="float" office:value="22967732">
            <text:p>22967732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case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Mona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9">
            <text:p>0.19</text:p>
          </table:table-cell>
          <table:table-cell table:number-columns-repeated="4" office:value-type="float" office:value="0.18">
            <text:p>0.18</text:p>
          </table:table-cell>
          <table:table-cell table:number-columns-repeated="3"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/>
          <table:table-cell office:value-type="string">
            <text:p>Gauche</text:p>
          </table:table-cell>
          <table:table-cell office:value-type="float" office:value="0.14">
            <text:p>0.14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number-columns-repeated="6" office:value-type="float" office:value="0.13">
            <text:p>0.13</text:p>
          </table:table-cell>
          <table:table-cell table:number-columns-repeated="6" office:value-type="float" office:value="0.14">
            <text:p>0.14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</table:table-row>
        <table:table-row table:style-name="ro2">
          <table:table-cell/>
          <table:table-cell office:value-type="string">
            <text:p>Instruction count</text:p>
          </table:table-cell>
          <table:table-cell table:style-name="ce2" office:value-type="float" office:value="17118947">
            <text:p>17118947</text:p>
          </table:table-cell>
          <table:table-cell office:value-type="float" office:value="16622486">
            <text:p>16622486</text:p>
          </table:table-cell>
          <table:table-cell office:value-type="float" office:value="16123833">
            <text:p>16123833</text:p>
          </table:table-cell>
          <table:table-cell office:value-type="float" office:value="16123253">
            <text:p>16123253</text:p>
          </table:table-cell>
          <table:table-cell office:value-type="float" office:value="16124001">
            <text:p>16124001</text:p>
          </table:table-cell>
          <table:table-cell office:value-type="float" office:value="16123618">
            <text:p>16123618</text:p>
          </table:table-cell>
          <table:table-cell office:value-type="float" office:value="16124239">
            <text:p>16124239</text:p>
          </table:table-cell>
          <table:table-cell office:value-type="float" office:value="15625108">
            <text:p>15625108</text:p>
          </table:table-cell>
          <table:table-cell office:value-type="float" office:value="15616718">
            <text:p>15616718</text:p>
          </table:table-cell>
          <table:table-cell office:value-type="float" office:value="14113645">
            <text:p>14113645</text:p>
          </table:table-cell>
          <table:table-cell office:value-type="float" office:value="14112201">
            <text:p>14112201</text:p>
          </table:table-cell>
          <table:table-cell office:value-type="float" office:value="14112205">
            <text:p>14112205</text:p>
          </table:table-cell>
          <table:table-cell office:value-type="float" office:value="14114253">
            <text:p>14114253</text:p>
          </table:table-cell>
          <table:table-cell office:value-type="float" office:value="14114805">
            <text:p>14114805</text:p>
          </table:table-cell>
          <table:table-cell office:value-type="float" office:value="10105139">
            <text:p>10105139</text:p>
          </table:table-cell>
          <table:table-cell office:value-type="float" office:value="10100966">
            <text:p>10100966</text:p>
          </table:table-cell>
          <table:table-cell office:value-type="float" office:value="10096818">
            <text:p>1009681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let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Mona</text:p>
          </table:table-cell>
          <table:table-cell table:number-columns-repeated="17" office:value-type="float" office:value="0.04">
            <text:p>0.04</text:p>
          </table:table-cell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17" office:value-type="float" office:value="0.01">
            <text:p>0.01</text:p>
          </table:table-cell>
        </table:table-row>
        <table:table-row table:style-name="ro2">
          <table:table-cell/>
          <table:table-cell office:value-type="string">
            <text:p>Instruction count</text:p>
          </table:table-cell>
          <table:table-cell table:style-name="ce2" office:value-type="float" office:value="1840814">
            <text:p>1840814</text:p>
          </table:table-cell>
          <table:table-cell office:value-type="float" office:value="1891289">
            <text:p>1891289</text:p>
          </table:table-cell>
          <table:table-cell office:value-type="float" office:value="1902757">
            <text:p>1902757</text:p>
          </table:table-cell>
          <table:table-cell office:value-type="float" office:value="1895028">
            <text:p>1895028</text:p>
          </table:table-cell>
          <table:table-cell office:value-type="float" office:value="1904601">
            <text:p>1904601</text:p>
          </table:table-cell>
          <table:table-cell office:value-type="float" office:value="1904104">
            <text:p>1904104</text:p>
          </table:table-cell>
          <table:table-cell office:value-type="float" office:value="1912869">
            <text:p>1912869</text:p>
          </table:table-cell>
          <table:table-cell office:value-type="float" office:value="1931176">
            <text:p>1931176</text:p>
          </table:table-cell>
          <table:table-cell office:value-type="float" office:value="1782698">
            <text:p>1782698</text:p>
          </table:table-cell>
          <table:table-cell office:value-type="float" office:value="1772799">
            <text:p>1772799</text:p>
          </table:table-cell>
          <table:table-cell office:value-type="float" office:value="1753817">
            <text:p>1753817</text:p>
          </table:table-cell>
          <table:table-cell office:value-type="float" office:value="1753821">
            <text:p>1753821</text:p>
          </table:table-cell>
          <table:table-cell office:value-type="float" office:value="1766449">
            <text:p>1766449</text:p>
          </table:table-cell>
          <table:table-cell office:value-type="float" office:value="1766433">
            <text:p>1766433</text:p>
          </table:table-cell>
          <table:table-cell office:value-type="float" office:value="1580053">
            <text:p>1580053</text:p>
          </table:table-cell>
          <table:table-cell office:value-type="float" office:value="1546136">
            <text:p>1546136</text:p>
          </table:table-cell>
          <table:table-cell office:value-type="float" office:value="1490484">
            <text:p>149048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takl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Mona</text:p>
          </table:table-cell>
          <table:table-cell office:value-type="float" office:value="0.52">
            <text:p>0.52</text:p>
          </table:table-cell>
          <table:table-cell office:value-type="float" office:value="0.51">
            <text:p>0.51</text:p>
          </table:table-cell>
          <table:table-cell office:value-type="float" office:value="0.53">
            <text:p>0.53</text:p>
          </table:table-cell>
          <table:table-cell table:number-columns-repeated="3" office:value-type="float" office:value="0.43">
            <text:p>0.43</text:p>
          </table:table-cell>
          <table:table-cell table:number-columns-repeated="2" office:value-type="float" office:value="0.41">
            <text:p>0.41</text:p>
          </table:table-cell>
          <table:table-cell table:number-columns-repeated="2" office:value-type="float" office:value="0.5">
            <text:p>0.5</text:p>
          </table:table-cell>
          <table:table-cell table:number-columns-repeated="4" office:value-type="float" office:value="0.47">
            <text:p>0.47</text:p>
          </table:table-cell>
          <table:table-cell office:value-type="float" office:value="0.45">
            <text:p>0.45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17" office:value-type="float" office:value="0.04">
            <text:p>0.04</text:p>
          </table:table-cell>
        </table:table-row>
        <table:table-row table:style-name="ro2">
          <table:table-cell/>
          <table:table-cell office:value-type="string">
            <text:p>Instruction count</text:p>
          </table:table-cell>
          <table:table-cell table:style-name="ce2" office:value-type="float" office:value="29482999">
            <text:p>29482999</text:p>
          </table:table-cell>
          <table:table-cell office:value-type="float" office:value="28924912">
            <text:p>28924912</text:p>
          </table:table-cell>
          <table:table-cell office:value-type="float" office:value="28422921">
            <text:p>28422921</text:p>
          </table:table-cell>
          <table:table-cell office:value-type="float" office:value="28420829">
            <text:p>28420829</text:p>
          </table:table-cell>
          <table:table-cell office:value-type="float" office:value="28422978">
            <text:p>28422978</text:p>
          </table:table-cell>
          <table:table-cell office:value-type="float" office:value="28421028">
            <text:p>28421028</text:p>
          </table:table-cell>
          <table:table-cell office:value-type="float" office:value="28422228">
            <text:p>28422228</text:p>
          </table:table-cell>
          <table:table-cell office:value-type="float" office:value="26691443">
            <text:p>26691443</text:p>
          </table:table-cell>
          <table:table-cell office:value-type="float" office:value="26669781">
            <text:p>26669781</text:p>
          </table:table-cell>
          <table:table-cell office:value-type="float" office:value="26664716">
            <text:p>26664716</text:p>
          </table:table-cell>
          <table:table-cell office:value-type="float" office:value="26661284">
            <text:p>26661284</text:p>
          </table:table-cell>
          <table:table-cell office:value-type="float" office:value="26660548">
            <text:p>26660548</text:p>
          </table:table-cell>
          <table:table-cell office:value-type="float" office:value="26665040">
            <text:p>26665040</text:p>
          </table:table-cell>
          <table:table-cell office:value-type="float" office:value="26666021">
            <text:p>26666021</text:p>
          </table:table-cell>
          <table:table-cell office:value-type="float" office:value="22106352">
            <text:p>22106352</text:p>
          </table:table-cell>
          <table:table-cell office:value-type="float" office:value="6228349">
            <text:p>6228349</text:p>
          </table:table-cell>
          <table:table-cell office:value-type="float" office:value="6221212">
            <text:p>6221212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NONE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Mona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Instruction count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array1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Mona</text:p>
          </table:table-cell>
          <table:table-cell office:value-type="float" office:value="4.35">
            <text:p>4.35</text:p>
          </table:table-cell>
          <table:table-cell office:value-type="float" office:value="4.32">
            <text:p>4.32</text:p>
          </table:table-cell>
          <table:table-cell office:value-type="float" office:value="3.84">
            <text:p>3.84</text:p>
          </table:table-cell>
          <table:table-cell office:value-type="float" office:value="3.74">
            <text:p>3.74</text:p>
          </table:table-cell>
          <table:table-cell office:value-type="float" office:value="3.67">
            <text:p>3.67</text:p>
          </table:table-cell>
          <table:table-cell office:value-type="float" office:value="3.69">
            <text:p>3.69</text:p>
          </table:table-cell>
          <table:table-cell office:value-type="float" office:value="3.59">
            <text:p>3.59</text:p>
          </table:table-cell>
          <table:table-cell table:number-columns-repeated="2" office:value-type="float" office:value="3.6">
            <text:p>3.6</text:p>
          </table:table-cell>
          <table:table-cell office:value-type="float" office:value="3.62">
            <text:p>3.62</text:p>
          </table:table-cell>
          <table:table-cell office:value-type="float" office:value="3.22">
            <text:p>3.22</text:p>
          </table:table-cell>
          <table:table-cell office:value-type="float" office:value="3.23">
            <text:p>3.23</text:p>
          </table:table-cell>
          <table:table-cell table:number-columns-repeated="2" office:value-type="float" office:value="3.24">
            <text:p>3.24</text:p>
          </table:table-cell>
          <table:table-cell office:value-type="float" office:value="2.98">
            <text:p>2.98</text:p>
          </table:table-cell>
          <table:table-cell office:value-type="float" office:value="2.89">
            <text:p>2.89</text:p>
          </table:table-cell>
          <table:table-cell office:value-type="float" office:value="2.71">
            <text:p>2.71</text:p>
          </table:table-cell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3" office:value-type="float" office:value="2.91">
            <text:p>2.91</text:p>
          </table:table-cell>
          <table:table-cell office:value-type="float" office:value="2.9">
            <text:p>2.9</text:p>
          </table:table-cell>
          <table:table-cell office:value-type="float" office:value="2.91">
            <text:p>2.91</text:p>
          </table:table-cell>
          <table:table-cell office:value-type="float" office:value="2.9">
            <text:p>2.9</text:p>
          </table:table-cell>
          <table:table-cell office:value-type="float" office:value="2.94">
            <text:p>2.94</text:p>
          </table:table-cell>
          <table:table-cell table:number-columns-repeated="2" office:value-type="float" office:value="2.91">
            <text:p>2.91</text:p>
          </table:table-cell>
          <table:table-cell office:value-type="float" office:value="2.99">
            <text:p>2.99</text:p>
          </table:table-cell>
          <table:table-cell office:value-type="float" office:value="2.9">
            <text:p>2.9</text:p>
          </table:table-cell>
          <table:table-cell office:value-type="float" office:value="2.93">
            <text:p>2.93</text:p>
          </table:table-cell>
          <table:table-cell table:number-columns-repeated="3" office:value-type="float" office:value="2.94">
            <text:p>2.94</text:p>
          </table:table-cell>
          <table:table-cell table:number-columns-repeated="2" office:value-type="float" office:value="2.91">
            <text:p>2.91</text:p>
          </table:table-cell>
        </table:table-row>
        <table:table-row table:style-name="ro2">
          <table:table-cell/>
          <table:table-cell office:value-type="string">
            <text:p>Instruction count</text:p>
          </table:table-cell>
          <table:table-cell table:style-name="ce2" office:value-type="float" office:value="880325503">
            <text:p>880325503</text:p>
          </table:table-cell>
          <table:table-cell office:value-type="float" office:value="880338313">
            <text:p>880338313</text:p>
          </table:table-cell>
          <table:table-cell office:value-type="float" office:value="760336512">
            <text:p>760336512</text:p>
          </table:table-cell>
          <table:table-cell office:value-type="float" office:value="700333844">
            <text:p>700333844</text:p>
          </table:table-cell>
          <table:table-cell office:value-type="float" office:value="700335670">
            <text:p>700335670</text:p>
          </table:table-cell>
          <table:table-cell office:value-type="float" office:value="700334185">
            <text:p>700334185</text:p>
          </table:table-cell>
          <table:table-cell office:value-type="float" office:value="680335141">
            <text:p>680335141</text:p>
          </table:table-cell>
          <table:table-cell office:value-type="float" office:value="680337713">
            <text:p>680337713</text:p>
          </table:table-cell>
          <table:table-cell office:value-type="float" office:value="680314345">
            <text:p>680314345</text:p>
          </table:table-cell>
          <table:table-cell office:value-type="float" office:value="680308748">
            <text:p>680308748</text:p>
          </table:table-cell>
          <table:table-cell office:value-type="float" office:value="680303678">
            <text:p>680303678</text:p>
          </table:table-cell>
          <table:table-cell office:value-type="float" office:value="680303682">
            <text:p>680303682</text:p>
          </table:table-cell>
          <table:table-cell office:value-type="float" office:value="680308149">
            <text:p>680308149</text:p>
          </table:table-cell>
          <table:table-cell office:value-type="float" office:value="680309032">
            <text:p>680309032</text:p>
          </table:table-cell>
          <table:table-cell office:value-type="float" office:value="520285224">
            <text:p>520285224</text:p>
          </table:table-cell>
          <table:table-cell office:value-type="float" office:value="480274616">
            <text:p>480274616</text:p>
          </table:table-cell>
          <table:table-cell office:value-type="float" office:value="480262628">
            <text:p>48026262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cpstak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Mona</text:p>
          </table:table-cell>
          <table:table-cell table:number-columns-repeated="3" office:value-type="float" office:value="0.2">
            <text:p>0.2</text:p>
          </table:table-cell>
          <table:table-cell table:number-columns-repeated="2" office:value-type="float" office:value="0.19">
            <text:p>0.19</text:p>
          </table:table-cell>
          <table:table-cell table:number-columns-repeated="2" office:value-type="float" office:value="0.2">
            <text:p>0.2</text:p>
          </table:table-cell>
          <table:table-cell table:number-columns-repeated="2" office:value-type="float" office:value="0.19">
            <text:p>0.19</text:p>
          </table:table-cell>
          <table:table-cell office:value-type="float" office:value="0.2">
            <text:p>0.2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.19">
            <text:p>0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14" office:value-type="float" office:value="0.31">
            <text:p>0.31</text:p>
          </table:table-cell>
          <table:table-cell office:value-type="float" office:value="0.32">
            <text:p>0.32</text:p>
          </table:table-cell>
          <table:table-cell table:number-columns-repeated="2" office:value-type="float" office:value="0.31">
            <text:p>0.31</text:p>
          </table:table-cell>
        </table:table-row>
        <table:table-row table:style-name="ro2">
          <table:table-cell/>
          <table:table-cell office:value-type="string">
            <text:p>Instruction count</text:p>
          </table:table-cell>
          <table:table-cell table:style-name="ce2" office:value-type="float" office:value="20297838">
            <text:p>20297838</text:p>
          </table:table-cell>
          <table:table-cell office:value-type="float" office:value="19512099">
            <text:p>19512099</text:p>
          </table:table-cell>
          <table:table-cell office:value-type="float" office:value="18877589">
            <text:p>18877589</text:p>
          </table:table-cell>
          <table:table-cell office:value-type="float" office:value="18875732">
            <text:p>18875732</text:p>
          </table:table-cell>
          <table:table-cell office:value-type="float" office:value="18877683">
            <text:p>18877683</text:p>
          </table:table-cell>
          <table:table-cell office:value-type="float" office:value="18876956">
            <text:p>18876956</text:p>
          </table:table-cell>
          <table:table-cell office:value-type="float" office:value="18400736">
            <text:p>18400736</text:p>
          </table:table-cell>
          <table:table-cell office:value-type="float" office:value="18403792">
            <text:p>18403792</text:p>
          </table:table-cell>
          <table:table-cell office:value-type="float" office:value="18382797">
            <text:p>18382797</text:p>
          </table:table-cell>
          <table:table-cell office:value-type="float" office:value="18378501">
            <text:p>18378501</text:p>
          </table:table-cell>
          <table:table-cell office:value-type="float" office:value="18374195">
            <text:p>18374195</text:p>
          </table:table-cell>
          <table:table-cell office:value-type="float" office:value="18373588">
            <text:p>18373588</text:p>
          </table:table-cell>
          <table:table-cell office:value-type="float" office:value="18377569">
            <text:p>18377569</text:p>
          </table:table-cell>
          <table:table-cell office:value-type="float" office:value="18378604">
            <text:p>18378604</text:p>
          </table:table-cell>
          <table:table-cell office:value-type="float" office:value="12949682">
            <text:p>12949682</text:p>
          </table:table-cell>
          <table:table-cell office:value-type="float" office:value="12941126">
            <text:p>12941126</text:p>
          </table:table-cell>
          <table:table-cell office:value-type="float" office:value="11977447">
            <text:p>1197744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sum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Mona</text:p>
          </table:table-cell>
          <table:table-cell office:value-type="float" office:value="0.09">
            <text:p>0.09</text:p>
          </table:table-cell>
          <table:table-cell table:number-columns-repeated="3" office:value-type="float" office:value="0.08">
            <text:p>0.08</text:p>
          </table:table-cell>
          <table:table-cell table:number-columns-repeated="6" office:value-type="float" office:value="0.07">
            <text:p>0.07</text:p>
          </table:table-cell>
          <table:table-cell table:number-columns-repeated="7" office:value-type="float" office:value="0.06">
            <text:p>0.06</text:p>
          </table:table-cell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17" office:value-type="float" office:value="0.06">
            <text:p>0.06</text:p>
          </table:table-cell>
        </table:table-row>
        <table:table-row table:style-name="ro2">
          <table:table-cell/>
          <table:table-cell office:value-type="string">
            <text:p>Instruction count</text:p>
          </table:table-cell>
          <table:table-cell table:style-name="ce2" office:value-type="float" office:value="19161167">
            <text:p>19161167</text:p>
          </table:table-cell>
          <table:table-cell office:value-type="float" office:value="16164959">
            <text:p>16164959</text:p>
          </table:table-cell>
          <table:table-cell office:value-type="float" office:value="16165343">
            <text:p>16165343</text:p>
          </table:table-cell>
          <table:table-cell office:value-type="float" office:value="16164089">
            <text:p>16164089</text:p>
          </table:table-cell>
          <table:table-cell office:value-type="float" office:value="14164407">
            <text:p>14164407</text:p>
          </table:table-cell>
          <table:table-cell office:value-type="float" office:value="14163808">
            <text:p>14163808</text:p>
          </table:table-cell>
          <table:table-cell office:value-type="float" office:value="13164194">
            <text:p>13164194</text:p>
          </table:table-cell>
          <table:table-cell office:value-type="string">
            <text:p>|13165154</text:p>
          </table:table-cell>
          <table:table-cell office:value-type="float" office:value="13154018">
            <text:p>13154018</text:p>
          </table:table-cell>
          <table:table-cell office:value-type="float" office:value="13150512">
            <text:p>13150512</text:p>
          </table:table-cell>
          <table:table-cell office:value-type="float" office:value="13149174">
            <text:p>13149174</text:p>
          </table:table-cell>
          <table:table-cell office:value-type="float" office:value="13149178">
            <text:p>13149178</text:p>
          </table:table-cell>
          <table:table-cell office:value-type="float" office:value="13151539">
            <text:p>13151539</text:p>
          </table:table-cell>
          <table:table-cell office:value-type="float" office:value="13152078">
            <text:p>13152078</text:p>
          </table:table-cell>
          <table:table-cell office:value-type="float" office:value="10140040">
            <text:p>10140040</text:p>
          </table:table-cell>
          <table:table-cell office:value-type="float" office:value="10134657">
            <text:p>10134657</text:p>
          </table:table-cell>
          <table:table-cell office:value-type="float" office:value="10129304">
            <text:p>1012930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tak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Mona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3">
            <text:p>0.83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81">
            <text:p>0.81</text:p>
          </table:table-cell>
          <table:table-cell office:value-type="float" office:value="0.75">
            <text:p>0.75</text:p>
          </table:table-cell>
          <table:table-cell office:value-type="float" office:value="0.76">
            <text:p>0.76</text:p>
          </table:table-cell>
          <table:table-cell office:value-type="float" office:value="0.58">
            <text:p>0.58</text:p>
          </table:table-cell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10" office:value-type="float" office:value="0.52">
            <text:p>0.52</text:p>
          </table:table-cell>
          <table:table-cell table:number-columns-repeated="2" office:value-type="float" office:value="0.51">
            <text:p>0.51</text:p>
          </table:table-cell>
          <table:table-cell table:number-columns-repeated="2" office:value-type="float" office:value="0.52">
            <text:p>0.52</text:p>
          </table:table-cell>
          <table:table-cell office:value-type="float" office:value="0.53">
            <text:p>0.53</text:p>
          </table:table-cell>
          <table:table-cell table:number-columns-repeated="2" office:value-type="float" office:value="0.52">
            <text:p>0.52</text:p>
          </table:table-cell>
        </table:table-row>
        <table:table-row table:style-name="ro2">
          <table:table-cell/>
          <table:table-cell office:value-type="string">
            <text:p>Instruction count</text:p>
          </table:table-cell>
          <table:table-cell table:style-name="ce2" office:value-type="float" office:value="119433160">
            <text:p>119433160</text:p>
          </table:table-cell>
          <table:table-cell office:value-type="float" office:value="108306165">
            <text:p>108306165</text:p>
          </table:table-cell>
          <table:table-cell office:value-type="float" office:value="103535941">
            <text:p>103535941</text:p>
          </table:table-cell>
          <table:table-cell office:value-type="float" office:value="101944249">
            <text:p>101944249</text:p>
          </table:table-cell>
          <table:table-cell office:value-type="float" office:value="100354941">
            <text:p>100354941</text:p>
          </table:table-cell>
          <table:table-cell office:value-type="float" office:value="100354649">
            <text:p>100354649</text:p>
          </table:table-cell>
          <table:table-cell office:value-type="float" office:value="95584225">
            <text:p>95584225</text:p>
          </table:table-cell>
          <table:table-cell office:value-type="float" office:value="95585601">
            <text:p>95585601</text:p>
          </table:table-cell>
          <table:table-cell office:value-type="float" office:value="95572515">
            <text:p>95572515</text:p>
          </table:table-cell>
          <table:table-cell office:value-type="float" office:value="95568547">
            <text:p>95568547</text:p>
          </table:table-cell>
          <table:table-cell office:value-type="float" office:value="95567413">
            <text:p>95567413</text:p>
          </table:table-cell>
          <table:table-cell office:value-type="float" office:value="95566821">
            <text:p>95566821</text:p>
          </table:table-cell>
          <table:table-cell office:value-type="float" office:value="95569438">
            <text:p>95569438</text:p>
          </table:table-cell>
          <table:table-cell office:value-type="float" office:value="95570134">
            <text:p>95570134</text:p>
          </table:table-cell>
          <table:table-cell office:value-type="float" office:value="74885156">
            <text:p>74885156</text:p>
          </table:table-cell>
          <table:table-cell office:value-type="float" office:value="74879682">
            <text:p>74879682</text:p>
          </table:table-cell>
          <table:table-cell office:value-type="float" office:value="74874225">
            <text:p>74874225</text:p>
          </table:table-cell>
        </table:table-row>
      </table:table>
      <table:table table:name="表3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fib</text:p>
          </table:table-cell>
          <table:table-cell office:value-type="string">
            <text:p>rxx</text:p>
          </table:table-cell>
          <table:table-cell office:value-type="string">
            <text:p>rxx</text:p>
          </table:table-cell>
          <table:table-cell office:value-type="string">
            <text:p>rxx</text:p>
          </table:table-cell>
          <table:table-cell office:value-type="string">
            <text:p>rxx</text:p>
          </table:table-cell>
          <table:table-cell office:value-type="string">
            <text:p>rxx</text:p>
          </table:table-cell>
          <table:table-cell office:value-type="string">
            <text:p>rxx</text:p>
          </table:table-cell>
          <table:table-cell office:value-type="string">
            <text:p>rxx</text:p>
          </table:table-cell>
          <table:table-cell office:value-type="string">
            <text:p>rxx</text:p>
          </table:table-cell>
          <table:table-cell office:value-type="string">
            <text:p>rxx</text:p>
          </table:table-cell>
        </table:table-row>
        <table:table-row table:style-name="ro1">
          <table:table-cell/>
          <table:table-cell office:value-type="string">
            <text:p>Mona</text:p>
          </table:table-cell>
          <table:table-cell office:value-type="float" office:value="200">
            <text:p>200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3"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Instruction count</text:p>
          </table:table-cell>
          <table:table-cell office:value-type="float" office:value="100000">
            <text:p>100000</text:p>
          </table:table-cell>
          <table:table-cell office:value-type="float" office:value="90000">
            <text:p>90000</text:p>
          </table:table-cell>
          <table:table-cell office:value-type="float" office:value="80000">
            <text:p>800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Instruction count</text:p>
          </table:table-cell>
          <table:table-cell table:formula="oooc:=[.C5]/[.$C$5]*[.$C$3]" office:value-type="float" office:value="200">
            <text:p>200</text:p>
          </table:table-cell>
          <table:table-cell table:formula="oooc:=[.D5]/[.$C$5]*[.$C$3]" office:value-type="float" office:value="180">
            <text:p>180</text:p>
          </table:table-cell>
          <table:table-cell table:formula="oooc:=[.E5]/[.$C$5]*[.$C$3]" office:value-type="float" office:value="160">
            <text:p>160</text:p>
          </table:table-cell>
          <table:table-cell table:formula="oooc:=[.F5]/[.$C$5]*[.$C$3]" office:value-type="float" office:value="0">
            <text:p>0</text:p>
          </table:table-cell>
          <table:table-cell table:formula="oooc:=[.G5]/[.$C$5]*[.$C$3]" office:value-type="float" office:value="0">
            <text:p>0</text:p>
          </table:table-cell>
          <table:table-cell table:formula="oooc:=[.H5]/[.$C$5]*[.$C$3]" office:value-type="float" office:value="0">
            <text:p>0</text:p>
          </table:table-cell>
          <table:table-cell table:formula="oooc:=[.I5]/[.$C$5]*[.$C$3]" office:value-type="float" office:value="0">
            <text:p>0</text:p>
          </table:table-cell>
          <table:table-cell table:formula="oooc:=[.J5]/[.$C$5]*[.$C$3]" office:value-type="float" office:value="0">
            <text:p>0</text:p>
          </table:table-cell>
          <table:table-cell table:formula="oooc:=[.K5]/[.$C$5]*[.$C$3]" office:value-type="float" office:value="0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draw:frame table:end-cell-address="表3.F26" table:end-x="1.388cm" table:end-y="0.273cm" draw:z-index="0" draw:style-name="gr1" svg:width="11.178cm" svg:height="7.735cm" svg:x="0.14cm" svg:y="0.193cm">
              <draw:object draw:notify-on-update-of-ranges="表3.C2:表3.K2 表3.B3:表3.B3 表3.C3:表3.K3 表3.B4:表3.B4 表3.C4:表3.K4 表3.B6:表3.B6 表3.C6:表3.K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>
            <draw:frame table:end-cell-address="表3.K27" table:end-x="1.24cm" table:end-y="0.196cm" draw:z-index="1" draw:style-name="gr1" svg:width="8cm" svg:height="7cm" svg:x="0.015cm" svg:y="0cm">
              <draw:object draw:notify-on-update-of-ranges="表4.C2:表4.T2 表4.B3:表4.B3 表4.C3:表4.T3 表4.B4:表4.B4 表4.C4:表4.T4 表4.B5:表4.B5 表4.C5:表4.T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5">2008/05/05</text:date>, <text:time>23:17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04-13T19:47:39</meta:creation-date>
    <dc:creator>taro</dc:creator>
    <dc:date>2008-05-05T23:17:29</dc:date>
    <meta:editing-cycles>76</meta:editing-cycles>
    <meta:editing-duration>PT18H35M29S</meta:editing-duration>
    <meta:user-defined meta:name="Info 1"/>
    <meta:user-defined meta:name="Info 2"/>
    <meta:user-defined meta:name="Info 3"/>
    <meta:user-defined meta:name="Info 4"/>
    <meta:document-statistic meta:table-count="5" meta:cell-count="585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978332519531pt" style:font-size-asian="12.9978332519531pt" style:font-size-complex="12.9978332519531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6cm" svg:height="6.001cm" chart:class="chart:line" chart:style-name="ch1">
        <chart:title svg:x="2.777cm" svg:y="0.124cm" chart:style-name="ch2">
          <text:p>fib</text:p>
        </chart:title>
        <chart:plot-area chart:style-name="ch3" table:cell-range-address="表1.C4:表1.J4" svg:x="0.116cm" svg:y="0.743cm" svg:width="5.758cm" svg:height="5.1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表1.C4:表1.J4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</table:table-row>
          </table:table-header-rows>
          <table:table-rows>
            <table:table-row>
              <table:table-cell office:value-type="string">
                <text:p>行 4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2.9947004318237pt" style:font-size-asian="12.9947004318237pt" style:font-size-complex="12.9947004318237pt"/>
    </style:style>
    <style:style style:name="ch3" style:family="chart">
      <style:graphic-properties draw:stroke="none" svg:stroke-color="#b3b3b3" draw:fill="none" draw:fill-color="#e6e6e6"/>
      <style:text-properties fo:font-size="7.99673795700073pt" style:font-size-asian="7.99673795700073pt" style:font-size-complex="7.9967379570007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9633026123047pt" style:font-size-asian="8.99633026123047pt" style:font-size-complex="8.99633026123047pt"/>
    </style:style>
    <style:style style:name="ch7" style:family="chart">
      <style:chart-properties style:rotation-angle="90"/>
      <style:text-properties fo:font-size="8.99633026123047pt" style:font-size-asian="8.99633026123047pt" style:font-size-complex="8.99633026123047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ymbol-type="named-symbol" chart:symbol-name="square" chart:symbol-width="0.15cm" chart:symbol-height="0.15cm"/>
      <style:graphic-properties draw:stroke="solid" svg:stroke-width="0.05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square" chart:symbol-width="0.15cm" chart:symbol-height="0.15cm"/>
      <style:graphic-properties draw:stroke="solid" svg:stroke-width="0.05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square" chart:symbol-width="0.15cm" chart:symbol-height="0.15cm"/>
      <style:graphic-properties draw:stroke="solid" svg:stroke-width="0.05cm" svg:stroke-color="#00ae00" draw:fill-color="#00ae0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9.068cm" svg:height="7.072cm" chart:class="chart:line" chart:style-name="ch1">
        <chart:title svg:x="4.262cm" svg:y="0.171cm" chart:style-name="ch2">
          <text:p>let</text:p>
        </chart:title>
        <chart:legend chart:legend-position="top" svg:x="1.707cm" svg:y="0.773cm" chart:style-name="ch3"/>
        <chart:plot-area chart:style-name="ch4" table:cell-range-address="表4.B2:表4.T2 表4.B13:表4.T15" chart:data-source-has-labels="both" svg:x="0.127cm" svg:y="1.804cm" svg:width="8.564cm" svg:height="5.146cm">
          <chart:axis chart:dimension="x" chart:name="primary-x" chart:style-name="ch5">
            <chart:title svg:x="4.129cm" svg:y="6.553cm" chart:style-name="ch6">
              <text:p>revision</text:p>
            </chart:title>
            <chart:categories table:cell-range-address="表4.C2:表4.T2"/>
          </chart:axis>
          <chart:axis chart:dimension="y" chart:name="primary-y" chart:style-name="ch5">
            <chart:title svg:x="0.18cm" svg:y="4.384cm" chart:style-name="ch7">
              <text:p>sec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表4.C13:表4.T13" chart:label-cell-address="表4.B13:表4.B13" chart:class="chart:line">
            <chart:data-point chart:repeated="18"/>
          </chart:series>
          <chart:series chart:attached-axis="primary-y" chart:style-name="ch11" chart:values-cell-range-address="表4.C14:表4.T14" chart:label-cell-address="表4.B14:表4.B14" chart:class="chart:line">
            <chart:data-point chart:repeated="18"/>
          </chart:series>
          <chart:series chart:attached-axis="secondary-y" chart:style-name="ch12" chart:values-cell-range-address="表4.C15:表4.T15" chart:label-cell-address="表4.B15:表4.B1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na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struction count</text:p>
              </table:table-cell>
              <table:table-cell office:value-type="float" office:value="1840814">
                <text:p>1840814</text:p>
              </table:table-cell>
              <table:table-cell office:value-type="float" office:value="1891289">
                <text:p>1891289</text:p>
              </table:table-cell>
              <table:table-cell office:value-type="float" office:value="1902757">
                <text:p>1902757</text:p>
              </table:table-cell>
              <table:table-cell office:value-type="float" office:value="1895028">
                <text:p>1895028</text:p>
              </table:table-cell>
              <table:table-cell office:value-type="float" office:value="1904601">
                <text:p>1904601</text:p>
              </table:table-cell>
              <table:table-cell office:value-type="float" office:value="1904104">
                <text:p>1904104</text:p>
              </table:table-cell>
              <table:table-cell office:value-type="float" office:value="1912869">
                <text:p>1912869</text:p>
              </table:table-cell>
              <table:table-cell office:value-type="float" office:value="1931176">
                <text:p>1931176</text:p>
              </table:table-cell>
              <table:table-cell office:value-type="float" office:value="1782698">
                <text:p>1782698</text:p>
              </table:table-cell>
              <table:table-cell office:value-type="float" office:value="1772799">
                <text:p>1772799</text:p>
              </table:table-cell>
              <table:table-cell office:value-type="float" office:value="1753817">
                <text:p>1753817</text:p>
              </table:table-cell>
              <table:table-cell office:value-type="float" office:value="1753821">
                <text:p>1753821</text:p>
              </table:table-cell>
              <table:table-cell office:value-type="float" office:value="1766449">
                <text:p>1766449</text:p>
              </table:table-cell>
              <table:table-cell office:value-type="float" office:value="1766433">
                <text:p>1766433</text:p>
              </table:table-cell>
              <table:table-cell office:value-type="float" office:value="1580053">
                <text:p>1580053</text:p>
              </table:table-cell>
              <table:table-cell office:value-type="float" office:value="1546136">
                <text:p>1546136</text:p>
              </table:table-cell>
              <table:table-cell office:value-type="float" office:value="1490484">
                <text:p>1490484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183934211731pt" style:font-size-asian="12.183934211731pt" style:font-size-complex="12.183934211731pt"/>
    </style:style>
    <style:style style:name="ch3" style:family="chart">
      <style:graphic-properties draw:stroke="none" svg:stroke-color="#b3b3b3" draw:fill="none" draw:fill-color="#e6e6e6"/>
      <style:text-properties fo:font-size="7.49780607223511pt" style:font-size-asian="7.49780607223511pt" style:font-size-complex="7.49780607223511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43503093719482pt" style:font-size-asian="8.43503093719482pt" style:font-size-complex="8.43503093719482pt"/>
    </style:style>
    <style:style style:name="ch7" style:family="chart">
      <style:chart-properties style:rotation-angle="90"/>
      <style:text-properties fo:font-size="8.43503093719482pt" style:font-size-asian="8.43503093719482pt" style:font-size-complex="8.43503093719482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ymbol-type="named-symbol" chart:symbol-name="square" chart:symbol-width="0.15cm" chart:symbol-height="0.15cm"/>
      <style:graphic-properties draw:stroke="solid" svg:stroke-width="0.05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square" chart:symbol-width="0.15cm" chart:symbol-height="0.15cm"/>
      <style:graphic-properties draw:stroke="solid" svg:stroke-width="0.05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square" chart:symbol-width="0.15cm" chart:symbol-height="0.15cm"/>
      <style:graphic-properties draw:stroke="solid" svg:stroke-width="0.05cm" svg:stroke-color="#00ae00" draw:fill-color="#00ae0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501cm" svg:height="7.032cm" chart:class="chart:line" chart:style-name="ch1">
        <chart:title svg:x="3.525cm" svg:y="0.151cm" chart:style-name="ch2">
          <text:p>takl</text:p>
        </chart:title>
        <chart:legend chart:legend-position="top" svg:x="1.412cm" svg:y="0.783cm" chart:style-name="ch3"/>
        <chart:plot-area chart:style-name="ch4" table:cell-range-address="表4.B2:表4.T2 表4.B18:表4.T19 表4.B5:表4.B5 表4.C20:表4.T20" chart:data-source-has-labels="both" svg:x="0.103cm" svg:y="1.809cm" svg:width="7.086cm" svg:height="5.132cm">
          <chart:axis chart:dimension="x" chart:name="primary-x" chart:style-name="ch5">
            <chart:title svg:x="3.401cm" svg:y="6.516cm" chart:style-name="ch6">
              <text:p>revision</text:p>
            </chart:title>
            <chart:categories table:cell-range-address="表4.C2:表4.T2"/>
          </chart:axis>
          <chart:axis chart:dimension="y" chart:name="primary-y" chart:style-name="ch5">
            <chart:title svg:x="0.148cm" svg:y="4.342cm" chart:style-name="ch7">
              <text:p>sec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表4.C18:表4.T18" chart:label-cell-address="表4.B18:表4.B18" chart:class="chart:line">
            <chart:data-point chart:repeated="18"/>
          </chart:series>
          <chart:series chart:attached-axis="primary-y" chart:style-name="ch11" chart:values-cell-range-address="表4.C19:表4.T19" chart:label-cell-address="表4.B19:表4.B19" chart:class="chart:line">
            <chart:data-point chart:repeated="18"/>
          </chart:series>
          <chart:series chart:attached-axis="secondary-y" chart:style-name="ch12" chart:values-cell-range-address="表4.C20:表4.T20" chart:label-cell-address="表4.B5:表4.B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na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53">
                <text:p>0.53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41">
                <text:p>0.41</text:p>
              </table:table-cell>
              <table:table-cell office:value-type="float" office:value="0.41">
                <text:p>0.4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0.45">
                <text:p>0.45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struction count</text:p>
              </table:table-cell>
              <table:table-cell office:value-type="float" office:value="29482999">
                <text:p>29482999</text:p>
              </table:table-cell>
              <table:table-cell office:value-type="float" office:value="28924912">
                <text:p>28924912</text:p>
              </table:table-cell>
              <table:table-cell office:value-type="float" office:value="28422921">
                <text:p>28422921</text:p>
              </table:table-cell>
              <table:table-cell office:value-type="float" office:value="28420829">
                <text:p>28420829</text:p>
              </table:table-cell>
              <table:table-cell office:value-type="float" office:value="28422978">
                <text:p>28422978</text:p>
              </table:table-cell>
              <table:table-cell office:value-type="float" office:value="28421028">
                <text:p>28421028</text:p>
              </table:table-cell>
              <table:table-cell office:value-type="float" office:value="28422228">
                <text:p>28422228</text:p>
              </table:table-cell>
              <table:table-cell office:value-type="float" office:value="26691443">
                <text:p>26691443</text:p>
              </table:table-cell>
              <table:table-cell office:value-type="float" office:value="26669781">
                <text:p>26669781</text:p>
              </table:table-cell>
              <table:table-cell office:value-type="float" office:value="26664716">
                <text:p>26664716</text:p>
              </table:table-cell>
              <table:table-cell office:value-type="float" office:value="26661284">
                <text:p>26661284</text:p>
              </table:table-cell>
              <table:table-cell office:value-type="float" office:value="26660548">
                <text:p>26660548</text:p>
              </table:table-cell>
              <table:table-cell office:value-type="float" office:value="26665040">
                <text:p>26665040</text:p>
              </table:table-cell>
              <table:table-cell office:value-type="float" office:value="26666021">
                <text:p>26666021</text:p>
              </table:table-cell>
              <table:table-cell office:value-type="float" office:value="22106352">
                <text:p>22106352</text:p>
              </table:table-cell>
              <table:table-cell office:value-type="float" office:value="6228349">
                <text:p>6228349</text:p>
              </table:table-cell>
              <table:table-cell office:value-type="float" office:value="6221212">
                <text:p>6221212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9.4423999786377pt" style:font-size-asian="9.4423999786377pt" style:font-size-complex="9.4423999786377pt"/>
    </style:style>
    <style:style style:name="ch3" style:family="chart">
      <style:graphic-properties draw:stroke="none" svg:stroke-color="#b3b3b3" draw:fill="none" draw:fill-color="#e6e6e6"/>
      <style:text-properties fo:font-size="5.81070756912231pt" style:font-size-asian="5.81070756912231pt" style:font-size-complex="5.81070756912231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6.53704595565796pt" style:font-size-asian="6.53704595565796pt" style:font-size-complex="6.53704595565796pt"/>
    </style:style>
    <style:style style:name="ch7" style:family="chart">
      <style:chart-properties style:rotation-angle="90"/>
      <style:text-properties fo:font-size="6.53704595565796pt" style:font-size-asian="6.53704595565796pt" style:font-size-complex="6.53704595565796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ymbol-type="named-symbol" chart:symbol-name="square" chart:symbol-width="0.15cm" chart:symbol-height="0.15cm"/>
      <style:graphic-properties draw:stroke="solid" svg:stroke-width="0.05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square" chart:symbol-width="0.15cm" chart:symbol-height="0.15cm"/>
      <style:graphic-properties draw:stroke="solid" svg:stroke-width="0.05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square" chart:symbol-width="0.15cm" chart:symbol-height="0.15cm"/>
      <style:graphic-properties draw:stroke="solid" svg:stroke-width="0.05cm" svg:stroke-color="#00ae00" draw:fill-color="#00ae0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5.819cm" svg:height="7.036cm" chart:class="chart:line" chart:row-mapping="0 4" chart:style-name="ch1">
        <chart:title svg:x="2.748cm" svg:y="0.157cm" chart:style-name="ch2">
          <text:p>triangl</text:p>
        </chart:title>
        <chart:legend chart:legend-position="top" svg:x="1.092cm" svg:y="0.781cm" chart:style-name="ch3"/>
        <chart:plot-area chart:style-name="ch4" table:cell-range-address="表4.B2:表4.T2 表4.B23:表4.T23 表4.B9:表4.B9 表4.C24:表4.T25 表4.B25:表4.T25" chart:data-source-has-labels="both" svg:x="0.084cm" svg:y="1.807cm" svg:width="5.496cm" svg:height="5.14cm">
          <chart:axis chart:dimension="x" chart:name="primary-x" chart:style-name="ch5">
            <chart:title svg:x="2.636cm" svg:y="6.527cm" chart:style-name="ch6">
              <text:p>revision</text:p>
            </chart:title>
            <chart:categories table:cell-range-address="表4.C2:表4.T2"/>
          </chart:axis>
          <chart:axis chart:dimension="y" chart:name="primary-y" chart:style-name="ch5">
            <chart:title svg:x="0.123cm" svg:y="4.362cm" chart:style-name="ch7">
              <text:p>sec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表4.C23:表4.T23" chart:label-cell-address="表4.B23:表4.B23" chart:class="chart:line">
            <chart:data-point chart:repeated="18"/>
          </chart:series>
          <chart:series chart:attached-axis="primary-y" chart:style-name="ch11" chart:values-cell-range-address="表4.C24:表4.T24" chart:label-cell-address="表4.B9:表4.B9" chart:class="chart:line">
            <chart:data-point chart:repeated="18"/>
          </chart:series>
          <chart:series chart:attached-axis="secondary-y" chart:style-name="ch12" chart:values-cell-range-address="表4.C25:表4.T25" chart:label-cell-address="表4.B25:表4.B2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na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struction coun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2.9706840515137pt" style:font-size-asian="12.9706840515137pt" style:font-size-complex="12.9706840515137pt"/>
    </style:style>
    <style:style style:name="ch3" style:family="chart">
      <style:graphic-properties draw:stroke="none" svg:stroke-color="#b3b3b3" draw:fill="none" draw:fill-color="#e6e6e6"/>
      <style:text-properties fo:font-size="7.98195934295654pt" style:font-size-asian="7.98195934295654pt" style:font-size-complex="7.98195934295654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7970390319824pt" style:font-size-asian="8.97970390319824pt" style:font-size-complex="8.97970390319824pt"/>
    </style:style>
    <style:style style:name="ch7" style:family="chart">
      <style:chart-properties style:rotation-angle="90"/>
      <style:text-properties fo:font-size="8.97970390319824pt" style:font-size-asian="8.97970390319824pt" style:font-size-complex="8.97970390319824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ymbol-type="named-symbol" chart:symbol-name="square" chart:symbol-width="0.15cm" chart:symbol-height="0.15cm"/>
      <style:graphic-properties draw:stroke="solid" svg:stroke-width="0.05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square" chart:symbol-width="0.15cm" chart:symbol-height="0.15cm"/>
      <style:graphic-properties draw:stroke="solid" svg:stroke-width="0.05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square" chart:symbol-width="0.15cm" chart:symbol-height="0.15cm"/>
      <style:graphic-properties draw:stroke="solid" svg:stroke-width="0.05cm" svg:stroke-color="#00ae00" draw:fill-color="#00ae0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9.068cm" svg:height="7.032cm" chart:class="chart:line" chart:row-mapping="0 4" chart:style-name="ch1">
        <chart:title svg:x="4.296cm" svg:y="0.172cm" chart:style-name="ch2">
          <text:p>array1</text:p>
        </chart:title>
        <chart:legend chart:legend-position="top" svg:x="1.707cm" svg:y="0.781cm" chart:style-name="ch3"/>
        <chart:plot-area chart:style-name="ch4" table:cell-range-address="表4.B2:表4.T2 表4.B28:表4.T28 表4.B14:表4.B14 表4.C29:表4.T30 表4.B30:表4.T30" chart:data-source-has-labels="both" svg:x="0.131cm" svg:y="1.804cm" svg:width="8.564cm" svg:height="5.132cm">
          <chart:axis chart:dimension="x" chart:name="primary-x" chart:style-name="ch5">
            <chart:title svg:x="4.133cm" svg:y="6.516cm" chart:style-name="ch6">
              <text:p>revision</text:p>
            </chart:title>
            <chart:categories table:cell-range-address="表4.C2:表4.T2"/>
          </chart:axis>
          <chart:axis chart:dimension="y" chart:name="primary-y" chart:style-name="ch5">
            <chart:title svg:x="0.181cm" svg:y="4.359cm" chart:style-name="ch7">
              <text:p>sec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表4.C28:表4.T28" chart:label-cell-address="表4.B28:表4.B28" chart:class="chart:line">
            <chart:data-point chart:repeated="18"/>
          </chart:series>
          <chart:series chart:attached-axis="primary-y" chart:style-name="ch11" chart:values-cell-range-address="表4.C29:表4.T29" chart:label-cell-address="表4.B14:表4.B14" chart:class="chart:line">
            <chart:data-point chart:repeated="18"/>
          </chart:series>
          <chart:series chart:attached-axis="secondary-y" chart:style-name="ch12" chart:values-cell-range-address="表4.C30:表4.T30" chart:label-cell-address="表4.B30:表4.B30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na</text:p>
              </table:table-cell>
              <table:table-cell office:value-type="float" office:value="4.35">
                <text:p>4.35</text:p>
              </table:table-cell>
              <table:table-cell office:value-type="float" office:value="4.32">
                <text:p>4.32</text:p>
              </table:table-cell>
              <table:table-cell office:value-type="float" office:value="3.84">
                <text:p>3.84</text:p>
              </table:table-cell>
              <table:table-cell office:value-type="float" office:value="3.74">
                <text:p>3.74</text:p>
              </table:table-cell>
              <table:table-cell office:value-type="float" office:value="3.67">
                <text:p>3.67</text:p>
              </table:table-cell>
              <table:table-cell office:value-type="float" office:value="3.69">
                <text:p>3.69</text:p>
              </table:table-cell>
              <table:table-cell office:value-type="float" office:value="3.59">
                <text:p>3.59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3.62">
                <text:p>3.62</text:p>
              </table:table-cell>
              <table:table-cell office:value-type="float" office:value="3.22">
                <text:p>3.22</text:p>
              </table:table-cell>
              <table:table-cell office:value-type="float" office:value="3.23">
                <text:p>3.23</text:p>
              </table:table-cell>
              <table:table-cell office:value-type="float" office:value="3.24">
                <text:p>3.24</text:p>
              </table:table-cell>
              <table:table-cell office:value-type="float" office:value="3.24">
                <text:p>3.24</text:p>
              </table:table-cell>
              <table:table-cell office:value-type="float" office:value="2.98">
                <text:p>2.98</text:p>
              </table:table-cell>
              <table:table-cell office:value-type="float" office:value="2.89">
                <text:p>2.89</text:p>
              </table:table-cell>
              <table:table-cell office:value-type="float" office:value="2.71">
                <text:p>2.7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2.91">
                <text:p>2.91</text:p>
              </table:table-cell>
              <table:table-cell office:value-type="float" office:value="2.91">
                <text:p>2.91</text:p>
              </table:table-cell>
              <table:table-cell office:value-type="float" office:value="2.91">
                <text:p>2.91</text:p>
              </table:table-cell>
              <table:table-cell office:value-type="float" office:value="2.9">
                <text:p>2.9</text:p>
              </table:table-cell>
              <table:table-cell office:value-type="float" office:value="2.91">
                <text:p>2.91</text:p>
              </table:table-cell>
              <table:table-cell office:value-type="float" office:value="2.9">
                <text:p>2.9</text:p>
              </table:table-cell>
              <table:table-cell office:value-type="float" office:value="2.94">
                <text:p>2.94</text:p>
              </table:table-cell>
              <table:table-cell office:value-type="float" office:value="2.91">
                <text:p>2.91</text:p>
              </table:table-cell>
              <table:table-cell office:value-type="float" office:value="2.91">
                <text:p>2.91</text:p>
              </table:table-cell>
              <table:table-cell office:value-type="float" office:value="2.99">
                <text:p>2.99</text:p>
              </table:table-cell>
              <table:table-cell office:value-type="float" office:value="2.9">
                <text:p>2.9</text:p>
              </table:table-cell>
              <table:table-cell office:value-type="float" office:value="2.93">
                <text:p>2.93</text:p>
              </table:table-cell>
              <table:table-cell office:value-type="float" office:value="2.94">
                <text:p>2.94</text:p>
              </table:table-cell>
              <table:table-cell office:value-type="float" office:value="2.94">
                <text:p>2.94</text:p>
              </table:table-cell>
              <table:table-cell office:value-type="float" office:value="2.94">
                <text:p>2.94</text:p>
              </table:table-cell>
              <table:table-cell office:value-type="float" office:value="2.91">
                <text:p>2.91</text:p>
              </table:table-cell>
              <table:table-cell office:value-type="float" office:value="2.91">
                <text:p>2.9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struction count</text:p>
              </table:table-cell>
              <table:table-cell office:value-type="float" office:value="880325503">
                <text:p>880325503</text:p>
              </table:table-cell>
              <table:table-cell office:value-type="float" office:value="880338313">
                <text:p>880338313</text:p>
              </table:table-cell>
              <table:table-cell office:value-type="float" office:value="760336512">
                <text:p>760336512</text:p>
              </table:table-cell>
              <table:table-cell office:value-type="float" office:value="700333844">
                <text:p>700333844</text:p>
              </table:table-cell>
              <table:table-cell office:value-type="float" office:value="700335670">
                <text:p>700335670</text:p>
              </table:table-cell>
              <table:table-cell office:value-type="float" office:value="700334185">
                <text:p>700334185</text:p>
              </table:table-cell>
              <table:table-cell office:value-type="float" office:value="680335141">
                <text:p>680335141</text:p>
              </table:table-cell>
              <table:table-cell office:value-type="float" office:value="680337713">
                <text:p>680337713</text:p>
              </table:table-cell>
              <table:table-cell office:value-type="float" office:value="680314345">
                <text:p>680314345</text:p>
              </table:table-cell>
              <table:table-cell office:value-type="float" office:value="680308748">
                <text:p>680308748</text:p>
              </table:table-cell>
              <table:table-cell office:value-type="float" office:value="680303678">
                <text:p>680303678</text:p>
              </table:table-cell>
              <table:table-cell office:value-type="float" office:value="680303682">
                <text:p>680303682</text:p>
              </table:table-cell>
              <table:table-cell office:value-type="float" office:value="680308149">
                <text:p>680308149</text:p>
              </table:table-cell>
              <table:table-cell office:value-type="float" office:value="680309032">
                <text:p>680309032</text:p>
              </table:table-cell>
              <table:table-cell office:value-type="float" office:value="520285224">
                <text:p>520285224</text:p>
              </table:table-cell>
              <table:table-cell office:value-type="float" office:value="480274616">
                <text:p>480274616</text:p>
              </table:table-cell>
              <table:table-cell office:value-type="float" office:value="480262628">
                <text:p>480262628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1888093948364pt" style:font-size-asian="12.1888093948364pt" style:font-size-complex="12.1888093948364pt"/>
    </style:style>
    <style:style style:name="ch3" style:family="chart">
      <style:graphic-properties draw:stroke="none" svg:stroke-color="#b3b3b3" draw:fill="none" draw:fill-color="#e6e6e6"/>
      <style:text-properties fo:font-size="7.50080585479736pt" style:font-size-asian="7.50080585479736pt" style:font-size-complex="7.50080585479736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43840599060059pt" style:font-size-asian="8.43840599060059pt" style:font-size-complex="8.43840599060059pt"/>
    </style:style>
    <style:style style:name="ch7" style:family="chart">
      <style:chart-properties style:rotation-angle="90"/>
      <style:text-properties fo:font-size="8.43840599060059pt" style:font-size-asian="8.43840599060059pt" style:font-size-complex="8.4384059906005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ymbol-type="named-symbol" chart:symbol-name="square" chart:symbol-width="0.15cm" chart:symbol-height="0.15cm"/>
      <style:graphic-properties draw:stroke="solid" svg:stroke-width="0.05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square" chart:symbol-width="0.15cm" chart:symbol-height="0.15cm"/>
      <style:graphic-properties draw:stroke="solid" svg:stroke-width="0.05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square" chart:symbol-width="0.15cm" chart:symbol-height="0.15cm"/>
      <style:graphic-properties draw:stroke="solid" svg:stroke-width="0.05cm" svg:stroke-color="#00ae00" draw:fill-color="#00ae0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502cm" svg:height="7.088cm" chart:class="chart:line" chart:style-name="ch1">
        <chart:title svg:x="3.538cm" svg:y="0.155cm" chart:style-name="ch2">
          <text:p>cpstak</text:p>
        </chart:title>
        <chart:legend chart:legend-position="top" svg:x="1.41cm" svg:y="0.786cm" chart:style-name="ch3"/>
        <chart:plot-area chart:style-name="ch4" table:cell-range-address="表4.B2:表4.T2 表4.B23:表4.B23 表4.C33:表4.T35 表4.B19:表4.B19 表4.B5:表4.B5" chart:data-source-has-labels="both" svg:x="0.104cm" svg:y="1.821cm" svg:width="7.084cm" svg:height="5.176cm">
          <chart:axis chart:dimension="x" chart:name="primary-x" chart:style-name="ch5">
            <chart:title svg:x="3.403cm" svg:y="6.569cm" chart:style-name="ch6">
              <text:p>revision</text:p>
            </chart:title>
            <chart:categories table:cell-range-address="表4.C2:表4.T2"/>
          </chart:axis>
          <chart:axis chart:dimension="y" chart:name="primary-y" chart:style-name="ch5">
            <chart:title svg:x="0.148cm" svg:y="4.377cm" chart:style-name="ch7">
              <text:p>sec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表4.C33:表4.T33" chart:label-cell-address="表4.B23:表4.B23" chart:class="chart:line">
            <chart:data-point chart:repeated="18"/>
          </chart:series>
          <chart:series chart:attached-axis="primary-y" chart:style-name="ch11" chart:values-cell-range-address="表4.C34:表4.T34" chart:label-cell-address="表4.B19:表4.B19" chart:class="chart:line">
            <chart:data-point chart:repeated="18"/>
          </chart:series>
          <chart:series chart:attached-axis="secondary-y" chart:style-name="ch12" chart:values-cell-range-address="表4.C35:表4.T35" chart:label-cell-address="表4.B5:表4.B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na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0.2">
                <text:p>0.2</text:p>
              </table:table-cell>
              <table:table-cell office:value-type="float" office:value="0.19">
                <text:p>0.19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4">
                <text:p>0.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0.32">
                <text:p>0.32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struction count</text:p>
              </table:table-cell>
              <table:table-cell office:value-type="float" office:value="20297838">
                <text:p>20297838</text:p>
              </table:table-cell>
              <table:table-cell office:value-type="float" office:value="19512099">
                <text:p>19512099</text:p>
              </table:table-cell>
              <table:table-cell office:value-type="float" office:value="18877589">
                <text:p>18877589</text:p>
              </table:table-cell>
              <table:table-cell office:value-type="float" office:value="18875732">
                <text:p>18875732</text:p>
              </table:table-cell>
              <table:table-cell office:value-type="float" office:value="18877683">
                <text:p>18877683</text:p>
              </table:table-cell>
              <table:table-cell office:value-type="float" office:value="18876956">
                <text:p>18876956</text:p>
              </table:table-cell>
              <table:table-cell office:value-type="float" office:value="18400736">
                <text:p>18400736</text:p>
              </table:table-cell>
              <table:table-cell office:value-type="float" office:value="18403792">
                <text:p>18403792</text:p>
              </table:table-cell>
              <table:table-cell office:value-type="float" office:value="18382797">
                <text:p>18382797</text:p>
              </table:table-cell>
              <table:table-cell office:value-type="float" office:value="18378501">
                <text:p>18378501</text:p>
              </table:table-cell>
              <table:table-cell office:value-type="float" office:value="18374195">
                <text:p>18374195</text:p>
              </table:table-cell>
              <table:table-cell office:value-type="float" office:value="18373588">
                <text:p>18373588</text:p>
              </table:table-cell>
              <table:table-cell office:value-type="float" office:value="18377569">
                <text:p>18377569</text:p>
              </table:table-cell>
              <table:table-cell office:value-type="float" office:value="18378604">
                <text:p>18378604</text:p>
              </table:table-cell>
              <table:table-cell office:value-type="float" office:value="12949682">
                <text:p>12949682</text:p>
              </table:table-cell>
              <table:table-cell office:value-type="float" office:value="12941126">
                <text:p>12941126</text:p>
              </table:table-cell>
              <table:table-cell office:value-type="float" office:value="11977447">
                <text:p>11977447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9.44299697875977pt" style:font-size-asian="9.44299697875977pt" style:font-size-complex="9.44299697875977pt"/>
    </style:style>
    <style:style style:name="ch3" style:family="chart">
      <style:graphic-properties draw:stroke="none" svg:stroke-color="#b3b3b3" draw:fill="none" draw:fill-color="#e6e6e6"/>
      <style:text-properties fo:font-size="5.81107473373413pt" style:font-size-asian="5.81107473373413pt" style:font-size-complex="5.8110747337341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6.53745889663696pt" style:font-size-asian="6.53745889663696pt" style:font-size-complex="6.53745889663696pt"/>
    </style:style>
    <style:style style:name="ch7" style:family="chart">
      <style:chart-properties style:rotation-angle="90"/>
      <style:text-properties fo:font-size="6.53745889663696pt" style:font-size-asian="6.53745889663696pt" style:font-size-complex="6.53745889663696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ymbol-type="named-symbol" chart:symbol-name="square" chart:symbol-width="0.15cm" chart:symbol-height="0.15cm"/>
      <style:graphic-properties draw:stroke="solid" svg:stroke-width="0.05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square" chart:symbol-width="0.15cm" chart:symbol-height="0.15cm"/>
      <style:graphic-properties draw:stroke="solid" svg:stroke-width="0.05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square" chart:symbol-width="0.15cm" chart:symbol-height="0.15cm"/>
      <style:graphic-properties draw:stroke="solid" svg:stroke-width="0.05cm" svg:stroke-color="#00ae00" draw:fill-color="#00ae0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5.812cm" svg:height="7.088cm" chart:class="chart:line" chart:style-name="ch1">
        <chart:title svg:x="2.743cm" svg:y="0.174cm" chart:style-name="ch2">
          <text:p>sum</text:p>
        </chart:title>
        <chart:legend chart:legend-position="top" svg:x="1.091cm" svg:y="0.785cm" chart:style-name="ch3"/>
        <chart:plot-area chart:style-name="ch4" table:cell-range-address="表4.B2:表4.T2 表4.B23:表4.B23 表4.C38:表4.T40 表4.B9:表4.B9 表4.B25:表4.B25" chart:data-source-has-labels="both" svg:x="0.08cm" svg:y="1.821cm" svg:width="5.489cm" svg:height="5.176cm">
          <chart:axis chart:dimension="x" chart:name="primary-x" chart:style-name="ch5">
            <chart:title svg:x="2.638cm" svg:y="6.586cm" chart:style-name="ch6">
              <text:p>revision</text:p>
            </chart:title>
            <chart:categories table:cell-range-address="表4.C2:表4.T2"/>
          </chart:axis>
          <chart:axis chart:dimension="y" chart:name="primary-y" chart:style-name="ch5">
            <chart:title svg:x="0.117cm" svg:y="4.394cm" chart:style-name="ch7">
              <text:p>sec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表4.C38:表4.T38" chart:label-cell-address="表4.B23:表4.B23" chart:class="chart:line">
            <chart:data-point chart:repeated="18"/>
          </chart:series>
          <chart:series chart:attached-axis="primary-y" chart:style-name="ch11" chart:values-cell-range-address="表4.C39:表4.T39" chart:label-cell-address="表4.B9:表4.B9" chart:class="chart:line">
            <chart:data-point chart:repeated="18"/>
          </chart:series>
          <chart:series chart:attached-axis="secondary-y" chart:style-name="ch12" chart:values-cell-range-address="表4.C40:表4.T40" chart:label-cell-address="表4.B25:表4.B2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na</text:p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struction count</text:p>
              </table:table-cell>
              <table:table-cell office:value-type="float" office:value="19161167">
                <text:p>19161167</text:p>
              </table:table-cell>
              <table:table-cell office:value-type="float" office:value="16164959">
                <text:p>16164959</text:p>
              </table:table-cell>
              <table:table-cell office:value-type="float" office:value="16165343">
                <text:p>16165343</text:p>
              </table:table-cell>
              <table:table-cell office:value-type="float" office:value="16164089">
                <text:p>16164089</text:p>
              </table:table-cell>
              <table:table-cell office:value-type="float" office:value="14164407">
                <text:p>14164407</text:p>
              </table:table-cell>
              <table:table-cell office:value-type="float" office:value="14163808">
                <text:p>14163808</text:p>
              </table:table-cell>
              <table:table-cell office:value-type="float" office:value="13164194">
                <text:p>13164194</text:p>
              </table:table-cell>
              <table:table-cell office:value-type="float" office:value="1.#NAN">
                <text:p>1.#NAN</text:p>
              </table:table-cell>
              <table:table-cell office:value-type="float" office:value="13154018">
                <text:p>13154018</text:p>
              </table:table-cell>
              <table:table-cell office:value-type="float" office:value="13150512">
                <text:p>13150512</text:p>
              </table:table-cell>
              <table:table-cell office:value-type="float" office:value="13149174">
                <text:p>13149174</text:p>
              </table:table-cell>
              <table:table-cell office:value-type="float" office:value="13149178">
                <text:p>13149178</text:p>
              </table:table-cell>
              <table:table-cell office:value-type="float" office:value="13151539">
                <text:p>13151539</text:p>
              </table:table-cell>
              <table:table-cell office:value-type="float" office:value="13152078">
                <text:p>13152078</text:p>
              </table:table-cell>
              <table:table-cell office:value-type="float" office:value="10140040">
                <text:p>10140040</text:p>
              </table:table-cell>
              <table:table-cell office:value-type="float" office:value="10134657">
                <text:p>10134657</text:p>
              </table:table-cell>
              <table:table-cell office:value-type="float" office:value="10129304">
                <text:p>10129304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2.9788217544556pt" style:font-size-asian="12.9788217544556pt" style:font-size-complex="12.9788217544556pt"/>
    </style:style>
    <style:style style:name="ch3" style:family="chart">
      <style:graphic-properties draw:stroke="none" svg:stroke-color="#b3b3b3" draw:fill="none" draw:fill-color="#e6e6e6"/>
      <style:text-properties fo:font-size="7.98696660995483pt" style:font-size-asian="7.98696660995483pt" style:font-size-complex="7.9869666099548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8533725738525pt" style:font-size-asian="8.98533725738525pt" style:font-size-complex="8.98533725738525pt"/>
    </style:style>
    <style:style style:name="ch7" style:family="chart">
      <style:chart-properties style:rotation-angle="90"/>
      <style:text-properties fo:font-size="8.98533725738525pt" style:font-size-asian="8.98533725738525pt" style:font-size-complex="8.98533725738525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ymbol-type="named-symbol" chart:symbol-name="square" chart:symbol-width="0.15cm" chart:symbol-height="0.15cm"/>
      <style:graphic-properties draw:stroke="solid" svg:stroke-width="0.05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square" chart:symbol-width="0.15cm" chart:symbol-height="0.15cm"/>
      <style:graphic-properties draw:stroke="solid" svg:stroke-width="0.05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square" chart:symbol-width="0.15cm" chart:symbol-height="0.15cm"/>
      <style:graphic-properties draw:stroke="solid" svg:stroke-width="0.05cm" svg:stroke-color="#00ae00" draw:fill-color="#00ae0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9.056cm" svg:height="7.08cm" chart:class="chart:line" chart:style-name="ch1">
        <chart:title svg:x="4.289cm" svg:y="0.172cm" chart:style-name="ch2">
          <text:p>tak</text:p>
        </chart:title>
        <chart:legend chart:legend-position="top" svg:x="1.702cm" svg:y="0.783cm" chart:style-name="ch3"/>
        <chart:plot-area chart:style-name="ch4" table:cell-range-address="表4.B2:表4.T2 表4.B28:表4.B28 表4.C43:表4.T45 表4.B14:表4.B14 表4.B30:表4.B30" chart:data-source-has-labels="both" svg:x="0.124cm" svg:y="1.819cm" svg:width="8.553cm" svg:height="5.171cm">
          <chart:axis chart:dimension="x" chart:name="primary-x" chart:style-name="ch5">
            <chart:title svg:x="4.126cm" svg:y="6.561cm" chart:style-name="ch6">
              <text:p>revision</text:p>
            </chart:title>
            <chart:categories table:cell-range-address="表4.C2:表4.T2"/>
          </chart:axis>
          <chart:axis chart:dimension="y" chart:name="primary-y" chart:style-name="ch5">
            <chart:title svg:x="0.177cm" svg:y="4.388cm" chart:style-name="ch7">
              <text:p>sec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表4.C43:表4.T43" chart:label-cell-address="表4.B28:表4.B28" chart:class="chart:line">
            <chart:data-point chart:repeated="18"/>
          </chart:series>
          <chart:series chart:attached-axis="primary-y" chart:style-name="ch11" chart:values-cell-range-address="表4.C44:表4.T44" chart:label-cell-address="表4.B14:表4.B14" chart:class="chart:line">
            <chart:data-point chart:repeated="18"/>
          </chart:series>
          <chart:series chart:attached-axis="secondary-y" chart:style-name="ch12" chart:values-cell-range-address="表4.C45:表4.T45" chart:label-cell-address="表4.B30:表4.B30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na</text:p>
              </table:table-cell>
              <table:table-cell office:value-type="float" office:value="0.87">
                <text:p>0.87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84">
                <text:p>0.84</text:p>
              </table:table-cell>
              <table:table-cell office:value-type="float" office:value="0.94">
                <text:p>0.94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91">
                <text:p>0.91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  <table:table-cell office:value-type="float" office:value="0.75">
                <text:p>0.75</text:p>
              </table:table-cell>
              <table:table-cell office:value-type="float" office:value="0.76">
                <text:p>0.76</text:p>
              </table:table-cell>
              <table:table-cell office:value-type="float" office:value="0.58">
                <text:p>0.5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3">
                <text:p>0.53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struction count</text:p>
              </table:table-cell>
              <table:table-cell office:value-type="float" office:value="119433160">
                <text:p>119433160</text:p>
              </table:table-cell>
              <table:table-cell office:value-type="float" office:value="108306165">
                <text:p>108306165</text:p>
              </table:table-cell>
              <table:table-cell office:value-type="float" office:value="103535941">
                <text:p>103535941</text:p>
              </table:table-cell>
              <table:table-cell office:value-type="float" office:value="101944249">
                <text:p>101944249</text:p>
              </table:table-cell>
              <table:table-cell office:value-type="float" office:value="100354941">
                <text:p>100354941</text:p>
              </table:table-cell>
              <table:table-cell office:value-type="float" office:value="100354649">
                <text:p>100354649</text:p>
              </table:table-cell>
              <table:table-cell office:value-type="float" office:value="95584225">
                <text:p>95584225</text:p>
              </table:table-cell>
              <table:table-cell office:value-type="float" office:value="95585601">
                <text:p>95585601</text:p>
              </table:table-cell>
              <table:table-cell office:value-type="float" office:value="95572515">
                <text:p>95572515</text:p>
              </table:table-cell>
              <table:table-cell office:value-type="float" office:value="95568547">
                <text:p>95568547</text:p>
              </table:table-cell>
              <table:table-cell office:value-type="float" office:value="95567413">
                <text:p>95567413</text:p>
              </table:table-cell>
              <table:table-cell office:value-type="float" office:value="95566821">
                <text:p>95566821</text:p>
              </table:table-cell>
              <table:table-cell office:value-type="float" office:value="95569438">
                <text:p>95569438</text:p>
              </table:table-cell>
              <table:table-cell office:value-type="float" office:value="95570134">
                <text:p>95570134</text:p>
              </table:table-cell>
              <table:table-cell office:value-type="float" office:value="74885156">
                <text:p>74885156</text:p>
              </table:table-cell>
              <table:table-cell office:value-type="float" office:value="74879682">
                <text:p>74879682</text:p>
              </table:table-cell>
              <table:table-cell office:value-type="float" office:value="74874225">
                <text:p>74874225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78332519531pt" style:font-size-asian="12.9978332519531pt" style:font-size-complex="12.9978332519531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6cm" svg:height="6.001cm" chart:class="chart:line" chart:style-name="ch1">
        <chart:title svg:x="2.552cm" svg:y="0.124cm" chart:style-name="ch2">
          <text:p>case</text:p>
        </chart:title>
        <chart:plot-area chart:style-name="ch3" table:cell-range-address="表1.C5:表1.J5" svg:x="0.116cm" svg:y="0.743cm" svg:width="5.758cm" svg:height="5.1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表1.C5:表1.J5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</table:table-row>
          </table:table-header-rows>
          <table:table-rows>
            <table:table-row>
              <table:table-cell office:value-type="string">
                <text:p>行 5</text:p>
              </table:table-cell>
              <table:table-cell office:value-type="float" office:value="417">
                <text:p>417</text:p>
              </table:table-cell>
              <table:table-cell office:value-type="float" office:value="421">
                <text:p>421</text:p>
              </table:table-cell>
              <table:table-cell office:value-type="float" office:value="405">
                <text:p>405</text:p>
              </table:table-cell>
              <table:table-cell office:value-type="float" office:value="382">
                <text:p>382</text:p>
              </table:table-cell>
              <table:table-cell office:value-type="float" office:value="371">
                <text:p>371</text:p>
              </table:table-cell>
              <table:table-cell office:value-type="float" office:value="197">
                <text:p>197</text:p>
              </table:table-cell>
              <table:table-cell office:value-type="float" office:value="141">
                <text:p>141</text:p>
              </table:table-cell>
              <table:table-cell office:value-type="float" office:value="173">
                <text:p>1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78332519531pt" style:font-size-asian="12.9978332519531pt" style:font-size-complex="12.9978332519531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6cm" svg:height="6.001cm" chart:class="chart:line" chart:style-name="ch1">
        <chart:title svg:x="2.766cm" svg:y="0.196cm" chart:style-name="ch2">
          <text:p>let</text:p>
        </chart:title>
        <chart:plot-area chart:style-name="ch3" table:cell-range-address="表1.C6:表1.J6" svg:x="0.116cm" svg:y="0.743cm" svg:width="5.758cm" svg:height="5.1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表1.C6:表1.J6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</table:table-row>
          </table:table-header-rows>
          <table:table-rows>
            <table:table-row>
              <table:table-cell office:value-type="string">
                <text:p>行 6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978332519531pt" style:font-size-asian="12.9978332519531pt" style:font-size-complex="12.9978332519531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90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6cm" svg:height="6.001cm" chart:class="chart:line" chart:style-name="ch1">
        <chart:title svg:x="2.737cm" svg:y="0.124cm" chart:style-name="ch2">
          <text:p>tak</text:p>
        </chart:title>
        <chart:plot-area chart:style-name="ch3" table:cell-range-address="表1.C7:表1.J7" svg:x="0.116cm" svg:y="0.743cm" svg:width="5.758cm" svg:height="5.1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表1.C7:表1.J7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</table:table-row>
          </table:table-header-rows>
          <table:table-rows>
            <table:table-row>
              <table:table-cell office:value-type="string">
                <text:p>行 7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3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0000" text:line-break="false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cm" svg:height="6.15cm" chart:class="chart:line" chart:row-mapping="0 2 1" chart:style-name="ch1">
        <chart:legend chart:legend-position="end" svg:x="5.628cm" svg:y="2.1cm" chart:style-name="ch2"/>
        <chart:plot-area chart:style-name="ch3" table:cell-range-address="表2.C4:表2.E6 表2.B5:表2.E6 表2.B10:表2.E10 表2.B4:表2.B4" chart:data-source-has-labels="both" svg:x="0.16cm" svg:y="0.123cm" svg:width="5.309cm" svg:height="5.779cm">
          <chart:axis chart:dimension="x" chart:name="primary-x" chart:style-name="ch4">
            <chart:categories table:cell-range-address="表2.C4:表2.E4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表2.C5:表2.E5" chart:label-cell-address="表2.B5:表2.B5" chart:class="chart:line">
            <chart:data-point chart:repeated="3"/>
          </chart:series>
          <chart:series chart:attached-axis="primary-y" chart:style-name="ch10" chart:values-cell-range-address="表2.C10:表2.E10" chart:label-cell-address="表2.B10:表2.B10" chart:class="chart:line">
            <chart:data-point chart:repeated="3"/>
          </chart:series>
          <chart:series chart:attached-axis="primary-y" chart:style-name="ch11" chart:values-cell-range-address="表2.C6:表2.E6" chart:label-cell-address="表2.B6:表2.B6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1234</text:p>
              </table:table-cell>
              <table:table-cell office:value-type="string">
                <text:p>r1235</text:p>
              </table:table-cell>
              <table:table-cell office:value-type="string">
                <text:p>r1236</text:p>
              </table:table-cell>
            </table:table-row>
          </table:table-header-rows>
          <table:table-rows>
            <table:table-row>
              <table:table-cell office:value-type="string">
                <text:p>Mona Scheme</text:p>
              </table:table-cell>
              <table:table-cell office:value-type="float" office:value="300">
                <text:p>30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instruction count</text:p>
              </table:table-cell>
              <table:table-cell office:value-type="float" office:value="300">
                <text:p>300</text:p>
              </table:table-cell>
              <table:table-cell office:value-type="float" office:value="270">
                <text:p>27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2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00000" text:line-break="false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18cm" svg:height="7.736cm" chart:class="chart:line" chart:style-name="ch1">
        <chart:title svg:x="5.364cm" svg:y="0.167cm" chart:style-name="ch2">
          <text:p>fib</text:p>
        </chart:title>
        <chart:legend chart:legend-position="end" svg:x="8.191cm" svg:y="3.2cm" chart:style-name="ch3"/>
        <chart:plot-area chart:style-name="ch4" table:cell-range-address="表3.C2:表3.K4 表3.B3:表3.K4 表3.B6:表3.K6 表3.B2:表3.B2" chart:data-source-has-labels="both" svg:x="0.223cm" svg:y="0.812cm" svg:width="7.744cm" svg:height="6.614cm">
          <chart:axis chart:dimension="x" chart:name="primary-x" chart:style-name="ch5">
            <chart:categories table:cell-range-address="表3.C2:表3.K2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表3.C3:表3.K3" chart:label-cell-address="表3.B3:表3.B3" chart:class="chart:line">
            <chart:data-point chart:repeated="9"/>
          </chart:series>
          <chart:series chart:attached-axis="primary-y" chart:style-name="ch10" chart:values-cell-range-address="表3.C4:表3.K4" chart:label-cell-address="表3.B4:表3.B4" chart:class="chart:line">
            <chart:data-point chart:repeated="9"/>
          </chart:series>
          <chart:series chart:attached-axis="primary-y" chart:style-name="ch11" chart:values-cell-range-address="表3.C6:表3.K6" chart:label-cell-address="表3.B6:表3.B6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xx</text:p>
              </table:table-cell>
              <table:table-cell office:value-type="string">
                <text:p>rxx</text:p>
              </table:table-cell>
              <table:table-cell office:value-type="string">
                <text:p>rxx</text:p>
              </table:table-cell>
              <table:table-cell office:value-type="string">
                <text:p>rxx</text:p>
              </table:table-cell>
              <table:table-cell office:value-type="string">
                <text:p>rxx</text:p>
              </table:table-cell>
              <table:table-cell office:value-type="string">
                <text:p>rxx</text:p>
              </table:table-cell>
              <table:table-cell office:value-type="string">
                <text:p>rxx</text:p>
              </table:table-cell>
              <table:table-cell office:value-type="string">
                <text:p>rxx</text:p>
              </table:table-cell>
              <table:table-cell office:value-type="string">
                <text:p>rxx</text:p>
              </table:table-cell>
            </table:table-row>
          </table:table-header-rows>
          <table:table-rows>
            <table:table-row>
              <table:table-cell office:value-type="string">
                <text:p>Mona</text:p>
              </table:table-cell>
              <table:table-cell office:value-type="float" office:value="200">
                <text:p>200</text:p>
              </table:table-cell>
              <table:table-cell office:value-type="float" office:value="180">
                <text:p>18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ruction count</text:p>
              </table:table-cell>
              <table:table-cell office:value-type="float" office:value="200">
                <text:p>200</text:p>
              </table:table-cell>
              <table:table-cell office:value-type="float" office:value="180">
                <text:p>18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2011957168579pt" style:font-size-asian="12.2011957168579pt" style:font-size-complex="12.2011957168579pt"/>
    </style:style>
    <style:style style:name="ch3" style:family="chart">
      <style:graphic-properties draw:stroke="none" svg:stroke-color="#b3b3b3" draw:fill="none" draw:fill-color="#e6e6e6"/>
      <style:text-properties fo:font-size="7.50842761993408pt" style:font-size-asian="7.50842761993408pt" style:font-size-complex="7.5084276199340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44698143005371pt" style:font-size-asian="8.44698143005371pt" style:font-size-complex="8.44698143005371pt"/>
    </style:style>
    <style:style style:name="ch7" style:family="chart">
      <style:chart-properties style:rotation-angle="90"/>
      <style:text-properties fo:font-size="8.44698143005371pt" style:font-size-asian="8.44698143005371pt" style:font-size-complex="8.44698143005371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ymbol-type="named-symbol" chart:symbol-name="square" chart:symbol-width="0.15cm" chart:symbol-height="0.15cm"/>
      <style:graphic-properties draw:stroke="solid" svg:stroke-width="0.05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square" chart:symbol-width="0.15cm" chart:symbol-height="0.15cm"/>
      <style:graphic-properties draw:stroke="solid" svg:stroke-width="0.05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square" chart:symbol-width="0.15cm" chart:symbol-height="0.15cm"/>
      <style:graphic-properties draw:stroke="solid" svg:stroke-width="0.05cm" svg:stroke-color="#00ae00" draw:fill-color="#00ae0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516cm" svg:height="7.073cm" chart:class="chart:line" chart:style-name="ch1">
        <chart:title svg:x="3.56cm" svg:y="0.153cm" chart:style-name="ch2">
          <text:p>fib</text:p>
        </chart:title>
        <chart:legend chart:legend-position="top" svg:x="1.416cm" svg:y="0.79cm" chart:style-name="ch3"/>
        <chart:plot-area chart:style-name="ch4" table:cell-range-address="表4.C2:表4.T5 表4.B3:表4.T5 表4.B2:表4.B2" chart:data-source-has-labels="both" svg:x="0.106cm" svg:y="1.818cm" svg:width="7.099cm" svg:height="5.162cm">
          <chart:axis chart:dimension="x" chart:name="primary-x" chart:style-name="ch5">
            <chart:title svg:x="3.406cm" svg:y="6.554cm" chart:style-name="ch6">
              <text:p>revision</text:p>
            </chart:title>
            <chart:categories table:cell-range-address="表4.C2:表4.T2"/>
          </chart:axis>
          <chart:axis chart:dimension="y" chart:name="primary-y" chart:style-name="ch5">
            <chart:title svg:x="0.148cm" svg:y="4.367cm" chart:style-name="ch7">
              <text:p>sec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表4.C3:表4.T3" chart:label-cell-address="表4.B3:表4.B3" chart:class="chart:line">
            <chart:data-point chart:repeated="18"/>
          </chart:series>
          <chart:series chart:attached-axis="primary-y" chart:style-name="ch11" chart:values-cell-range-address="表4.C4:表4.T4" chart:label-cell-address="表4.B4:表4.B4" chart:class="chart:line">
            <chart:data-point chart:repeated="18"/>
          </chart:series>
          <chart:series chart:attached-axis="secondary-y" chart:style-name="ch12" chart:values-cell-range-address="表4.C5:表4.T5" chart:label-cell-address="表4.B5:表4.B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na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0.37">
                <text:p>0.37</text:p>
              </table:table-cell>
              <table:table-cell office:value-type="float" office:value="0.3">
                <text:p>0.3</text:p>
              </table:table-cell>
              <table:table-cell office:value-type="float" office:value="0.34">
                <text:p>0.3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9">
                <text:p>0.29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4">
                <text:p>0.34</text:p>
              </table:table-cell>
              <table:table-cell office:value-type="float" office:value="0.3">
                <text:p>0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  <table:table-cell office:value-type="float" office:value="0.28">
                <text:p>0.28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struction count</text:p>
              </table:table-cell>
              <table:table-cell office:value-type="float" office:value="43180169">
                <text:p>43180169</text:p>
              </table:table-cell>
              <table:table-cell office:value-type="float" office:value="43183072">
                <text:p>43183072</text:p>
              </table:table-cell>
              <table:table-cell office:value-type="float" office:value="37798147">
                <text:p>37798147</text:p>
              </table:table-cell>
              <table:table-cell office:value-type="float" office:value="32412172">
                <text:p>32412172</text:p>
              </table:table-cell>
              <table:table-cell office:value-type="float" office:value="32412697">
                <text:p>32412697</text:p>
              </table:table-cell>
              <table:table-cell office:value-type="float" office:value="32412658">
                <text:p>32412658</text:p>
              </table:table-cell>
              <table:table-cell office:value-type="float" office:value="29720285">
                <text:p>29720285</text:p>
              </table:table-cell>
              <table:table-cell office:value-type="float" office:value="29720884">
                <text:p>29720884</text:p>
              </table:table-cell>
              <table:table-cell office:value-type="float" office:value="29714263">
                <text:p>29714263</text:p>
              </table:table-cell>
              <table:table-cell office:value-type="float" office:value="29711724">
                <text:p>29711724</text:p>
              </table:table-cell>
              <table:table-cell office:value-type="float" office:value="29711131">
                <text:p>29711131</text:p>
              </table:table-cell>
              <table:table-cell office:value-type="float" office:value="29711135">
                <text:p>29711135</text:p>
              </table:table-cell>
              <table:table-cell office:value-type="float" office:value="29712394">
                <text:p>29712394</text:p>
              </table:table-cell>
              <table:table-cell office:value-type="float" office:value="29712955">
                <text:p>29712955</text:p>
              </table:table-cell>
              <table:table-cell office:value-type="float" office:value="22974407">
                <text:p>22974407</text:p>
              </table:table-cell>
              <table:table-cell office:value-type="float" office:value="22971028">
                <text:p>22971028</text:p>
              </table:table-cell>
              <table:table-cell office:value-type="float" office:value="22967732">
                <text:p>22967732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ymbol-type="named-symbol" chart:symbol-name="square" chart:symbol-width="0.15cm" chart:symbol-height="0.15cm"/>
      <style:graphic-properties draw:stroke="solid" svg:stroke-width="0.05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square" chart:symbol-width="0.15cm" chart:symbol-height="0.15cm"/>
      <style:graphic-properties draw:stroke="solid" svg:stroke-width="0.05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square" chart:symbol-width="0.15cm" chart:symbol-height="0.15cm"/>
      <style:graphic-properties draw:stroke="solid" svg:stroke-width="0.05cm" svg:stroke-color="#00ae00" draw:fill-color="#00ae0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01cm" svg:height="7.001cm" chart:class="chart:line" chart:style-name="ch1">
        <chart:title svg:x="3.792cm" svg:y="0.171cm" chart:style-name="ch2">
          <text:p>fib</text:p>
        </chart:title>
        <chart:legend chart:legend-position="top" svg:x="1.508cm" svg:y="0.779cm" chart:style-name="ch3"/>
        <chart:plot-area chart:style-name="ch4" table:cell-range-address="表4.C2:表4.T5 表4.B3:表4.T5 表4.B2:表4.B2" chart:data-source-has-labels="both" svg:x="0.117cm" svg:y="1.802cm" svg:width="7.559cm" svg:height="5.117cm">
          <chart:axis chart:dimension="x" chart:name="primary-x" chart:style-name="ch5">
            <chart:title svg:x="3.647cm" svg:y="6.49cm" chart:style-name="ch6">
              <text:p>revision</text:p>
            </chart:title>
            <chart:categories table:cell-range-address="表4.C2:表4.T2"/>
          </chart:axis>
          <chart:axis chart:dimension="y" chart:name="primary-y" chart:style-name="ch5">
            <chart:title svg:x="0.161cm" svg:y="4.342cm" chart:style-name="ch7">
              <text:p>sec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表4.C3:表4.T3" chart:label-cell-address="表4.B3:表4.B3" chart:class="chart:line">
            <chart:data-point chart:repeated="18"/>
          </chart:series>
          <chart:series chart:attached-axis="primary-y" chart:style-name="ch11" chart:values-cell-range-address="表4.C4:表4.T4" chart:label-cell-address="表4.B4:表4.B4" chart:class="chart:line">
            <chart:data-point chart:repeated="18"/>
          </chart:series>
          <chart:series chart:attached-axis="secondary-y" chart:style-name="ch12" chart:values-cell-range-address="表4.C5:表4.T5" chart:label-cell-address="表4.B5:表4.B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na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0.37">
                <text:p>0.37</text:p>
              </table:table-cell>
              <table:table-cell office:value-type="float" office:value="0.3">
                <text:p>0.3</text:p>
              </table:table-cell>
              <table:table-cell office:value-type="float" office:value="0.34">
                <text:p>0.3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9">
                <text:p>0.29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4">
                <text:p>0.34</text:p>
              </table:table-cell>
              <table:table-cell office:value-type="float" office:value="0.3">
                <text:p>0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  <table:table-cell office:value-type="float" office:value="0.28">
                <text:p>0.28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struction count</text:p>
              </table:table-cell>
              <table:table-cell office:value-type="float" office:value="43180169">
                <text:p>43180169</text:p>
              </table:table-cell>
              <table:table-cell office:value-type="float" office:value="43183072">
                <text:p>43183072</text:p>
              </table:table-cell>
              <table:table-cell office:value-type="float" office:value="37798147">
                <text:p>37798147</text:p>
              </table:table-cell>
              <table:table-cell office:value-type="float" office:value="32412172">
                <text:p>32412172</text:p>
              </table:table-cell>
              <table:table-cell office:value-type="float" office:value="32412697">
                <text:p>32412697</text:p>
              </table:table-cell>
              <table:table-cell office:value-type="float" office:value="32412658">
                <text:p>32412658</text:p>
              </table:table-cell>
              <table:table-cell office:value-type="float" office:value="29720285">
                <text:p>29720285</text:p>
              </table:table-cell>
              <table:table-cell office:value-type="float" office:value="29720884">
                <text:p>29720884</text:p>
              </table:table-cell>
              <table:table-cell office:value-type="float" office:value="29714263">
                <text:p>29714263</text:p>
              </table:table-cell>
              <table:table-cell office:value-type="float" office:value="29711724">
                <text:p>29711724</text:p>
              </table:table-cell>
              <table:table-cell office:value-type="float" office:value="29711131">
                <text:p>29711131</text:p>
              </table:table-cell>
              <table:table-cell office:value-type="float" office:value="29711135">
                <text:p>29711135</text:p>
              </table:table-cell>
              <table:table-cell office:value-type="float" office:value="29712394">
                <text:p>29712394</text:p>
              </table:table-cell>
              <table:table-cell office:value-type="float" office:value="29712955">
                <text:p>29712955</text:p>
              </table:table-cell>
              <table:table-cell office:value-type="float" office:value="22974407">
                <text:p>22974407</text:p>
              </table:table-cell>
              <table:table-cell office:value-type="float" office:value="22971028">
                <text:p>22971028</text:p>
              </table:table-cell>
              <table:table-cell office:value-type="float" office:value="22967732">
                <text:p>22967732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9.44642734527588pt" style:font-size-asian="9.44642734527588pt" style:font-size-complex="9.44642734527588pt"/>
    </style:style>
    <style:style style:name="ch3" style:family="chart">
      <style:graphic-properties draw:stroke="none" svg:stroke-color="#b3b3b3" draw:fill="none" draw:fill-color="#e6e6e6"/>
      <style:text-properties fo:font-size="5.8131856918335pt" style:font-size-asian="5.8131856918335pt" style:font-size-complex="5.8131856918335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6.53983402252197pt" style:font-size-asian="6.53983402252197pt" style:font-size-complex="6.53983402252197pt"/>
    </style:style>
    <style:style style:name="ch7" style:family="chart">
      <style:chart-properties style:rotation-angle="90"/>
      <style:text-properties fo:font-size="6.53983402252197pt" style:font-size-asian="6.53983402252197pt" style:font-size-complex="6.53983402252197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ymbol-type="named-symbol" chart:symbol-name="square" chart:symbol-width="0.15cm" chart:symbol-height="0.15cm"/>
      <style:graphic-properties draw:stroke="solid" svg:stroke-width="0.05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square" chart:symbol-width="0.15cm" chart:symbol-height="0.15cm"/>
      <style:graphic-properties draw:stroke="solid" svg:stroke-width="0.05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square" chart:symbol-width="0.15cm" chart:symbol-height="0.15cm"/>
      <style:graphic-properties draw:stroke="solid" svg:stroke-width="0.05cm" svg:stroke-color="#00ae00" draw:fill-color="#00ae0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5.819cm" svg:height="7.072cm" chart:class="chart:line" chart:style-name="ch1">
        <chart:title svg:x="2.744cm" svg:y="0.17cm" chart:style-name="ch2">
          <text:p>case</text:p>
        </chart:title>
        <chart:legend chart:legend-position="top" svg:x="1.097cm" svg:y="0.773cm" chart:style-name="ch3"/>
        <chart:plot-area chart:style-name="ch4" table:cell-range-address="表4.B2:表4.T2 表4.B8:表4.T10" chart:data-source-has-labels="both" svg:x="0.084cm" svg:y="1.804cm" svg:width="5.496cm" svg:height="5.146cm">
          <chart:axis chart:dimension="x" chart:name="primary-x" chart:style-name="ch5">
            <chart:title svg:x="2.638cm" svg:y="6.569cm" chart:style-name="ch6">
              <text:p>revision</text:p>
            </chart:title>
            <chart:categories table:cell-range-address="表4.C2:表4.T2"/>
          </chart:axis>
          <chart:axis chart:dimension="y" chart:name="primary-y" chart:style-name="ch5">
            <chart:title svg:x="0.131cm" svg:y="4.384cm" chart:style-name="ch7">
              <text:p>sec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表4.C8:表4.T8" chart:label-cell-address="表4.B8:表4.B8" chart:class="chart:line">
            <chart:data-point chart:repeated="18"/>
          </chart:series>
          <chart:series chart:attached-axis="primary-y" chart:style-name="ch11" chart:values-cell-range-address="表4.C9:表4.T9" chart:label-cell-address="表4.B9:表4.B9" chart:class="chart:line">
            <chart:data-point chart:repeated="18"/>
          </chart:series>
          <chart:series chart:attached-axis="secondary-y" chart:style-name="ch12" chart:values-cell-range-address="表4.C10:表4.T10" chart:label-cell-address="表4.B10:表4.B10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na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  <table:table-cell office:value-type="float" office:value="0.19">
                <text:p>0.19</text:p>
              </table:table-cell>
              <table:table-cell office:value-type="float" office:value="0.2">
                <text:p>0.2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struction count</text:p>
              </table:table-cell>
              <table:table-cell office:value-type="float" office:value="17118947">
                <text:p>17118947</text:p>
              </table:table-cell>
              <table:table-cell office:value-type="float" office:value="16622486">
                <text:p>16622486</text:p>
              </table:table-cell>
              <table:table-cell office:value-type="float" office:value="16123833">
                <text:p>16123833</text:p>
              </table:table-cell>
              <table:table-cell office:value-type="float" office:value="16123253">
                <text:p>16123253</text:p>
              </table:table-cell>
              <table:table-cell office:value-type="float" office:value="16124001">
                <text:p>16124001</text:p>
              </table:table-cell>
              <table:table-cell office:value-type="float" office:value="16123618">
                <text:p>16123618</text:p>
              </table:table-cell>
              <table:table-cell office:value-type="float" office:value="16124239">
                <text:p>16124239</text:p>
              </table:table-cell>
              <table:table-cell office:value-type="float" office:value="15625108">
                <text:p>15625108</text:p>
              </table:table-cell>
              <table:table-cell office:value-type="float" office:value="15616718">
                <text:p>15616718</text:p>
              </table:table-cell>
              <table:table-cell office:value-type="float" office:value="14113645">
                <text:p>14113645</text:p>
              </table:table-cell>
              <table:table-cell office:value-type="float" office:value="14112201">
                <text:p>14112201</text:p>
              </table:table-cell>
              <table:table-cell office:value-type="float" office:value="14112205">
                <text:p>14112205</text:p>
              </table:table-cell>
              <table:table-cell office:value-type="float" office:value="14114253">
                <text:p>14114253</text:p>
              </table:table-cell>
              <table:table-cell office:value-type="float" office:value="14114805">
                <text:p>14114805</text:p>
              </table:table-cell>
              <table:table-cell office:value-type="float" office:value="10105139">
                <text:p>10105139</text:p>
              </table:table-cell>
              <table:table-cell office:value-type="float" office:value="10100966">
                <text:p>10100966</text:p>
              </table:table-cell>
              <table:table-cell office:value-type="float" office:value="10096818">
                <text:p>10096818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